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 manifest:media-type="application/x-openoffice-gdimetafile;windows_formatname=&quot;GDIMetaFile&quot;"/>
  <manifest:file-entry manifest:full-path="Object 9/meta.xml" manifest:media-type="text/xml"/>
  <manifest:file-entry manifest:full-path="Object 9/styles.xml" manifest:media-type="text/xml"/>
  <manifest:file-entry manifest:full-path="Object 9/content.xml" manifest:media-type="text/xml"/>
  <manifest:file-entry manifest:full-path="Object 9/"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Object 7/meta.xml" manifest:media-type="text/xml"/>
  <manifest:file-entry manifest:full-path="Object 7/styles.xml" manifest:media-type="text/xml"/>
  <manifest:file-entry manifest:full-path="Object 7/content.xml" manifest:media-type="text/xml"/>
  <manifest:file-entry manifest:full-path="Object 7/" manifest:media-type="application/vnd.oasis.opendocument.chart"/>
  <manifest:file-entry manifest:full-path="Object 8/meta.xml" manifest:media-type="text/xml"/>
  <manifest:file-entry manifest:full-path="Object 8/styles.xml" manifest:media-type="text/xml"/>
  <manifest:file-entry manifest:full-path="Object 8/content.xml" manifest:media-type="text/xml"/>
  <manifest:file-entry manifest:full-path="Object 8/" manifest:media-type="application/vnd.oasis.opendocument.chart"/>
  <manifest:file-entry manifest:full-path="Object 10/meta.xml" manifest:media-type="text/xml"/>
  <manifest:file-entry manifest:full-path="Object 10/styles.xml" manifest:media-type="text/xml"/>
  <manifest:file-entry manifest:full-path="Object 10/content.xml" manifest:media-type="text/xml"/>
  <manifest:file-entry manifest:full-path="Object 10/" manifest:media-type="application/vnd.oasis.opendocument.chart"/>
  <manifest:file-entry manifest:full-path="Object 11/meta.xml" manifest:media-type="text/xml"/>
  <manifest:file-entry manifest:full-path="Object 11/styles.xml" manifest:media-type="text/xml"/>
  <manifest:file-entry manifest:full-path="Object 11/content.xml" manifest:media-type="text/xml"/>
  <manifest:file-entry manifest:full-path="Object 11/" manifest:media-type="application/vnd.oasis.opendocument.chart"/>
  <manifest:file-entry manifest:full-path="Object 12/meta.xml" manifest:media-type="text/xml"/>
  <manifest:file-entry manifest:full-path="Object 12/styles.xml" manifest:media-type="text/xml"/>
  <manifest:file-entry manifest:full-path="Object 12/content.xml" manifest:media-type="text/xml"/>
  <manifest:file-entry manifest:full-path="Object 12/" manifest:media-type="application/vnd.oasis.opendocument.chart"/>
  <manifest:file-entry manifest:full-path="Object 13/meta.xml" manifest:media-type="text/xml"/>
  <manifest:file-entry manifest:full-path="Object 13/styles.xml" manifest:media-type="text/xml"/>
  <manifest:file-entry manifest:full-path="Object 13/content.xml" manifest:media-type="text/xml"/>
  <manifest:file-entry manifest:full-path="Object 13/" manifest:media-type="application/vnd.oasis.opendocument.chart"/>
  <manifest:file-entry manifest:full-path="Object 14/meta.xml" manifest:media-type="text/xml"/>
  <manifest:file-entry manifest:full-path="Object 14/styles.xml" manifest:media-type="text/xml"/>
  <manifest:file-entry manifest:full-path="Object 14/content.xml" manifest:media-type="text/xml"/>
  <manifest:file-entry manifest:full-path="Object 14/" manifest:media-type="application/vnd.oasis.opendocument.chart"/>
  <manifest:file-entry manifest:full-path="Object 15/meta.xml" manifest:media-type="text/xml"/>
  <manifest:file-entry manifest:full-path="Object 15/styles.xml" manifest:media-type="text/xml"/>
  <manifest:file-entry manifest:full-path="Object 15/content.xml" manifest:media-type="text/xml"/>
  <manifest:file-entry manifest:full-path="Object 15/" manifest:media-type="application/vnd.oasis.opendocument.chart"/>
  <manifest:file-entry manifest:full-path="Object 16/meta.xml" manifest:media-type="text/xml"/>
  <manifest:file-entry manifest:full-path="Object 16/styles.xml" manifest:media-type="text/xml"/>
  <manifest:file-entry manifest:full-path="Object 16/content.xml" manifest:media-type="text/xml"/>
  <manifest:file-entry manifest:full-path="Object 16/" manifest:media-type="application/vnd.oasis.opendocument.chart"/>
  <manifest:file-entry manifest:full-path="Object 17/meta.xml" manifest:media-type="text/xml"/>
  <manifest:file-entry manifest:full-path="Object 17/styles.xml" manifest:media-type="text/xml"/>
  <manifest:file-entry manifest:full-path="Object 17/content.xml" manifest:media-type="text/xml"/>
  <manifest:file-entry manifest:full-path="Object 17/" manifest:media-type="application/vnd.oasis.opendocument.chart"/>
  <manifest:file-entry manifest:full-path="manifest.rdf" manifest:media-type="application/rdf+xml"/>
  <manifest:file-entry manifest:full-path="Object 18/meta.xml" manifest:media-type="text/xml"/>
  <manifest:file-entry manifest:full-path="Object 18/styles.xml" manifest:media-type="text/xml"/>
  <manifest:file-entry manifest:full-path="Object 18/content.xml" manifest:media-type="text/xml"/>
  <manifest:file-entry manifest:full-path="Object 18/" manifest:media-type="application/vnd.oasis.opendocument.chart"/>
  <manifest:file-entry manifest:full-path="Object 19/meta.xml" manifest:media-type="text/xml"/>
  <manifest:file-entry manifest:full-path="Object 19/styles.xml" manifest:media-type="text/xml"/>
  <manifest:file-entry manifest:full-path="Object 19/content.xml" manifest:media-type="text/xml"/>
  <manifest:file-entry manifest:full-path="Object 19/" manifest:media-type="application/vnd.oasis.opendocument.chart"/>
  <manifest:file-entry manifest:full-path="Object 20/meta.xml" manifest:media-type="text/xml"/>
  <manifest:file-entry manifest:full-path="Object 20/styles.xml" manifest:media-type="text/xml"/>
  <manifest:file-entry manifest:full-path="Object 20/content.xml" manifest:media-type="text/xml"/>
  <manifest:file-entry manifest:full-path="Object 20/" manifest:media-type="application/vnd.oasis.opendocument.chart"/>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18379e" officeooo:paragraph-rsid="0018379e"/>
    </style:style>
    <style:style style:name="P2" style:family="paragraph" style:parent-style-name="Standard">
      <style:paragraph-properties fo:text-align="center" style:justify-single-word="false"/>
      <style:text-properties fo:font-weight="bold" officeooo:rsid="0018379e" officeooo:paragraph-rsid="0018379e" style:font-weight-asian="bold" style:font-weight-complex="bold"/>
    </style:style>
    <style:style style:name="P3" style:family="paragraph" style:parent-style-name="Standard">
      <style:paragraph-properties fo:text-align="center" style:justify-single-word="false"/>
      <style:text-properties fo:font-weight="bold" officeooo:rsid="001d0c8f" officeooo:paragraph-rsid="001d0c8f" style:font-weight-asian="bold" style:font-weight-complex="bold"/>
    </style:style>
    <style:style style:name="P4" style:family="paragraph" style:parent-style-name="Standard">
      <style:paragraph-properties fo:text-align="start" style:justify-single-word="false"/>
      <style:text-properties fo:font-weight="bold" officeooo:rsid="00258a40" officeooo:paragraph-rsid="00258a40" style:font-weight-asian="bold" style:font-weight-complex="bold"/>
    </style:style>
    <style:style style:name="P5" style:family="paragraph" style:parent-style-name="Standard">
      <style:paragraph-properties fo:text-align="center" style:justify-single-word="false"/>
      <style:text-properties fo:font-weight="bold" officeooo:rsid="00258a40" officeooo:paragraph-rsid="001d0c8f" style:font-weight-asian="bold" style:font-weight-complex="bold"/>
    </style:style>
    <style:style style:name="P6" style:family="paragraph" style:parent-style-name="Standard">
      <style:paragraph-properties fo:text-align="center" style:justify-single-word="false"/>
      <style:text-properties fo:font-weight="normal" officeooo:rsid="0018379e" officeooo:paragraph-rsid="0018379e" style:font-weight-asian="normal" style:font-weight-complex="normal"/>
    </style:style>
    <style:style style:name="P7" style:family="paragraph" style:parent-style-name="Standard">
      <style:paragraph-properties fo:text-align="center" style:justify-single-word="false"/>
      <style:text-properties fo:font-weight="normal" officeooo:rsid="00210ab6" officeooo:paragraph-rsid="00210ab6" style:font-weight-asian="normal" style:font-weight-complex="normal"/>
    </style:style>
    <style:style style:name="P8" style:family="paragraph" style:parent-style-name="Standard">
      <style:paragraph-properties fo:text-align="start" style:justify-single-word="false"/>
      <style:text-properties fo:font-weight="normal" officeooo:rsid="0023bb0e" officeooo:paragraph-rsid="0023bb0e" style:font-weight-asian="normal" style:font-weight-complex="normal"/>
    </style:style>
    <style:style style:name="P9" style:family="paragraph" style:parent-style-name="Standard">
      <style:paragraph-properties fo:text-align="start" style:justify-single-word="false"/>
      <style:text-properties fo:font-weight="normal" officeooo:rsid="00258a40" officeooo:paragraph-rsid="00258a40" style:font-weight-asian="normal" style:font-weight-complex="normal"/>
    </style:style>
    <style:style style:name="P10" style:family="paragraph" style:parent-style-name="Standard">
      <style:paragraph-properties fo:text-align="center" style:justify-single-word="false"/>
      <style:text-properties fo:font-weight="normal" officeooo:rsid="002670c4" officeooo:paragraph-rsid="002670c4" style:font-weight-asian="normal" style:font-weight-complex="normal"/>
    </style:style>
    <style:style style:name="P11" style:family="paragraph" style:parent-style-name="Standard">
      <style:paragraph-properties fo:text-align="center" style:justify-single-word="false" fo:break-before="page"/>
      <style:text-properties fo:font-weight="bold" officeooo:rsid="0018379e" officeooo:paragraph-rsid="0018379e" style:font-weight-asian="bold" style:font-weight-complex="bold"/>
    </style:style>
    <style:style style:name="P12" style:family="paragraph" style:parent-style-name="Standard">
      <style:paragraph-properties fo:text-align="start" style:justify-single-word="false" fo:break-before="page"/>
      <style:text-properties fo:font-weight="normal" officeooo:rsid="0018379e" officeooo:paragraph-rsid="0018379e" style:font-weight-asian="normal" style:font-weight-complex="normal"/>
    </style:style>
    <style:style style:name="P13" style:family="paragraph" style:parent-style-name="Standard">
      <style:paragraph-properties fo:text-align="start" style:justify-single-word="false" fo:break-before="page"/>
      <style:text-properties fo:font-weight="normal" officeooo:rsid="002139db" officeooo:paragraph-rsid="002139db" style:font-weight-asian="normal" style:font-weight-complex="normal"/>
    </style:style>
    <style:style style:name="P14" style:family="paragraph" style:parent-style-name="Standard">
      <style:paragraph-properties fo:text-align="start" style:justify-single-word="false" fo:break-before="page"/>
      <style:text-properties fo:font-weight="normal" officeooo:rsid="00225f12" officeooo:paragraph-rsid="00225f12" style:font-weight-asian="normal" style:font-weight-complex="normal"/>
    </style:style>
    <style:style style:name="P15" style:family="paragraph" style:parent-style-name="Header">
      <style:paragraph-properties fo:text-align="end" style:justify-single-word="false"/>
      <style:text-properties officeooo:rsid="0018379e" officeooo:paragraph-rsid="0018379e"/>
    </style:style>
    <style:style style:name="T1" style:family="text">
      <style:text-properties officeooo:rsid="0019474f"/>
    </style:style>
    <style:style style:name="T2" style:family="text">
      <style:text-properties fo:font-weight="bold" style:font-weight-asian="bold" style:font-weight-complex="bold"/>
    </style:style>
    <style:style style:name="T3" style:family="text">
      <style:text-properties fo:font-weight="bold" officeooo:rsid="0019474f" style:font-weight-asian="bold" style:font-weight-complex="bold"/>
    </style:style>
    <style:style style:name="T4" style:family="text">
      <style:text-properties officeooo:rsid="001ecaa7"/>
    </style:style>
    <style:style style:name="T5" style:family="text">
      <style:text-properties officeooo:rsid="002155bd"/>
    </style:style>
    <style:style style:name="T6" style:family="text">
      <style:text-properties officeooo:rsid="00258a40"/>
    </style:style>
    <style:style style:name="T7" style:family="text">
      <style:text-properties fo:font-weight="normal" style:font-weight-asian="normal" style:font-weight-complex="normal"/>
    </style:style>
    <style:style style:name="T8" style:family="text">
      <style:text-properties fo:font-weight="normal" officeooo:rsid="002670c4" style:font-weight-asian="normal" style:font-weight-complex="normal"/>
    </style:style>
    <style:style style:name="fr1" style:family="graphic" style:parent-style-name="OLE">
      <style:graphic-properties style:vertical-pos="from-top" style:vertical-rel="paragraph" style:horizontal-pos="from-left" style:horizontal-rel="paragraph" draw:ole-draw-aspect="1"/>
    </style:style>
    <style:style style:name="fr2" style:family="graphic" style:parent-style-name="OLE">
      <style:graphic-properties style:vertical-pos="top" style:vertical-rel="paragraph" style:horizontal-pos="center" style:horizontal-rel="paragraph" draw:ole-draw-aspect="1"/>
    </style:style>
    <style:style style:name="fr3" style:family="graphic" style:parent-style-name="OLE">
      <style:graphic-properties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erial <text:span text:style-name="T4">Runtimes</text:span>---</text:p>
      <text:p text:style-name="P2"/>
      <text:p text:style-name="P6"/>
      <text:p text:style-name="P10"><draw:frame draw:style-name="fr3" draw:name="Object1" text:anchor-type="paragraph" svg:width="6.2992in" svg:height="3.5429in" draw:z-index="19"><draw:object xlink:href="./Object 1" xlink:type="simple" xlink:show="embed" xlink:actuate="onLoad"/><draw:image xlink:href="./ObjectReplacements/Object 1" xlink:type="simple" xlink:show="embed" xlink:actuate="onLoad"/></draw:frame>rmat15 has a very low runtime. Too low to see. </text:p>
      <text:p text:style-name="P12"/>
      <text:p text:style-name="P2"/>
      <text:p text:style-name="P2">---RMAT15 Graphs---</text:p>
      <text:p text:style-name="P7"><draw:frame draw:style-name="fr1" draw:name="Object2" text:anchor-type="paragraph" svg:x="0.3134in" svg:y="0.1264in" svg:width="6.2984in" svg:height="3.5429in" draw:z-index="0"><draw:object xlink:href="./Object 2" xlink:type="simple" xlink:show="embed" xlink:actuate="onLoad"/><draw:image xlink:href="./ObjectReplacements/Object 2" xlink:type="simple" xlink:show="embed" xlink:actuate="onLoad"/></draw:frame><draw:frame draw:style-name="fr1" draw:name="Object8" text:anchor-type="paragraph" svg:x="0.3134in" svg:y="3.8362in" svg:width="6.2992in" svg:height="3.5429in" draw:z-index="6"><draw:object xlink:href="./Object 8" xlink:type="simple" xlink:show="embed" xlink:actuate="onLoad"/><draw:image xlink:href="./ObjectReplacements/Object 8" xlink:type="simple" xlink:show="embed" xlink:actuate="onLoad"/></draw:frame></text:p>
      <text:p text:style-name="P2"/>
      <text:p text:style-name="P2"/>
      <text:p text:style-name="P13"><draw:frame draw:style-name="fr1" draw:name="Object13" text:anchor-type="paragraph" svg:x="0.3134in" svg:y="0.0701in" svg:width="6.2992in" svg:height="3.5429in" draw:z-index="11"><draw:object xlink:href="./Object 13" xlink:type="simple" xlink:show="embed" xlink:actuate="onLoad"/><draw:image xlink:href="./ObjectReplacements/Object 13" xlink:type="simple" xlink:show="embed" xlink:actuate="onLoad"/></draw:frame><draw:frame draw:style-name="fr1" draw:name="Object14" text:anchor-type="paragraph" svg:x="0.3134in" svg:y="3.4909in" svg:width="6.2992in" svg:height="3.5429in" draw:z-index="12"><draw:object xlink:href="./Object 14" xlink:type="simple" xlink:show="embed" xlink:actuate="onLoad"/><draw:image xlink:href="./ObjectReplacements/Object 14" xlink:type="simple" xlink:show="embed" xlink:actuate="onLoad"/></draw:frame>In none of the rmat15 graphs do we see any speed up. As the number of thread size increases performance typically continues to decrease although there are exceptions in static-8, dynamic-32, <text:span text:style-name="T5">and static-512. I believe with rmat15 it isn’t that helpful to thread our code because our code is written in a way that has a lot of true/false sharing. With the exceptions I believe that the chunk sizes in those situations allow for the situation where the dependencies do not cause as many conflicts and thus allowed for greater performance than other chunk sizes. In this case I believe dynamic is too hurtful during runtime to be useful. There is the example of dynamic-32 that had the best performance, but typically I believe this process does not benefit from a dynamic scheduling of chunk iterations, and it performance wise except for dynamic-32 on average does much worse. This graph does not seem to </text:span><text:soft-page-break/><text:span text:style-name="T5">benefit from the over edges approach to the algorithm. This shows that in this graph load balancing is not a problem, meaning that this is not a power law graph or that the true/false sharing is wasting enough time that it the sharing does not matter. A power law graph would typically benefit from dividing by edges rather than nodes as that would divide up the number of operations more equally between threads. This is most beneficial to power law graphs as uniform degree ones would end up naturally dividing the edges fairly equally on their own. </text:span></text:p>
      <text:p text:style-name="P2"/>
      <text:p text:style-name="P2"/>
      <text:p text:style-name="P2"/>
      <text:p text:style-name="P11"/>
      <text:p text:style-name="P1"><text:span text:style-name="T2">---</text:span><text:span text:style-name="T3">RMAT22 Graphs</text:span><text:span text:style-name="T2">---</text:span></text:p>
      <text:p text:style-name="P2"><draw:frame draw:style-name="fr2" draw:name="Object3" text:anchor-type="paragraph" svg:width="6.2992in" svg:height="3.5429in" draw:z-index="1"><draw:object xlink:href="./Object 3" xlink:type="simple" xlink:show="embed" xlink:actuate="onLoad"/><draw:image xlink:href="./ObjectReplacements/Object 3" xlink:type="simple" xlink:show="embed" xlink:actuate="onLoad"/></draw:frame></text:p>
      <text:p text:style-name="P2"/>
      <text:p text:style-name="P2"><draw:frame draw:style-name="fr2" draw:name="Object9" text:anchor-type="paragraph" svg:width="6.2992in" svg:height="3.5429in" draw:z-index="7"><draw:object xlink:href="./Object 9" xlink:type="simple" xlink:show="embed" xlink:actuate="onLoad"/><draw:image xlink:href="./ObjectReplacements/Object 9" xlink:type="simple" xlink:show="embed" xlink:actuate="onLoad"/></draw:frame></text:p>
      <text:p text:style-name="P2"/>
      <text:p text:style-name="P14"><draw:frame draw:style-name="fr1" draw:name="Object16" text:anchor-type="paragraph" svg:x="0.3134in" svg:y="3.3874in" svg:width="6.2992in" svg:height="3.5429in" draw:z-index="14"><draw:object xlink:href="./Object 16" xlink:type="simple" xlink:show="embed" xlink:actuate="onLoad"/><draw:image xlink:href="./ObjectReplacements/Object 16" xlink:type="simple" xlink:show="embed" xlink:actuate="onLoad"/></draw:frame><draw:frame draw:style-name="fr3" draw:name="Object15" text:anchor-type="paragraph" svg:width="6.2992in" svg:height="3.5429in" draw:z-index="13"><draw:object xlink:href="./Object 15" xlink:type="simple" xlink:show="embed" xlink:actuate="onLoad"/><draw:image xlink:href="./ObjectReplacements/Object 15" xlink:type="simple" xlink:show="embed" xlink:actuate="onLoad"/></draw:frame>Again in the rmat22 which by the similar names and behavior, I assume are structured the same we see no actual speedup. Again I blame true/false sharing for this behavior. There are too many accesses to the same data (or same line) causing dividing the program into threads to not be helpful. In this program we do see performance increase using dynamic programming when dividing over nodes. This time it could be due to size of this program causing the dynamic operation to be helpful it dealing out chunks. Over nodes this program could have a lot of difference of when an chunk would finish, so dynamic is helpful dealing with this type of graph. Other than dynamically and over nodes we see very similar behavior between all of the variants. </text:p>
      <text:p text:style-name="P11"/>
      <text:p text:style-name="P2">---<text:span text:style-name="T1">RoadNY Graphs</text:span>---</text:p>
      <text:p text:style-name="P2"><draw:frame draw:style-name="fr1" draw:name="Object4" text:anchor-type="paragraph" svg:x="0.3736in" svg:y="0.1516in" svg:width="6.2984in" svg:height="3.5429in" draw:z-index="2"><draw:object xlink:href="./Object 4" xlink:type="simple" xlink:show="embed" xlink:actuate="onLoad"/><draw:image xlink:href="./ObjectReplacements/Object 4" xlink:type="simple" xlink:show="embed" xlink:actuate="onLoad"/></draw:frame><draw:frame draw:style-name="fr1" draw:name="Object5" text:anchor-type="paragraph" svg:x="0.4772in" svg:y="3.8835in" svg:width="6.2992in" svg:height="3.5429in" draw:z-index="3"><draw:object xlink:href="./Object 5" xlink:type="simple" xlink:show="embed" xlink:actuate="onLoad"/><draw:image xlink:href="./ObjectReplacements/Object 5" xlink:type="simple" xlink:show="embed" xlink:actuate="onLoad"/></draw:frame></text:p>
      <text:p text:style-name="P2"/>
      <text:p text:style-name="P2"/>
      <text:p text:style-name="P2"/>
      <text:p text:style-name="P2"/>
      <text:p text:style-name="P8"><draw:frame draw:style-name="fr1" draw:name="Object10" text:anchor-type="paragraph" svg:x="0.3744in" svg:y="0.0965in" svg:width="6.2992in" svg:height="3.5429in" draw:z-index="8"><draw:object xlink:href="./Object 10" xlink:type="simple" xlink:show="embed" xlink:actuate="onLoad"/><draw:image xlink:href="./ObjectReplacements/Object 10" xlink:type="simple" xlink:show="embed" xlink:actuate="onLoad"/></draw:frame><draw:frame draw:style-name="fr1" draw:name="Object17" text:anchor-type="paragraph" svg:x="0.3134in" svg:y="3.4839in" svg:width="6.2992in" svg:height="3.5429in" draw:z-index="15"><draw:object xlink:href="./Object 17" xlink:type="simple" xlink:show="embed" xlink:actuate="onLoad"/><draw:image xlink:href="./ObjectReplacements/Object 17" xlink:type="simple" xlink:show="embed" xlink:actuate="onLoad"/></draw:frame><text:soft-page-break/></text:p>
      <text:p text:style-name="P2"/>
      <text:p text:style-name="P2"/>
      <text:p text:style-name="P2"/>
      <text:p text:style-name="P2"/>
      <text:p text:style-name="P11"/>
      <text:p text:style-name="P8"><draw:frame draw:style-name="fr3" draw:name="Object18" text:anchor-type="paragraph" svg:width="6.2992in" svg:height="3.5429in" draw:z-index="16"><draw:object xlink:href="./Object 18" xlink:type="simple" xlink:show="embed" xlink:actuate="onLoad"/><draw:image xlink:href="./ObjectReplacements/Object 18" xlink:type="simple" xlink:show="embed" xlink:actuate="onLoad"/></draw:frame>Now we see where threads are very beneficial! We even see a graph that I had to put by itself, because it blew the other variant’s speed ups out of the water. These graphs are not as bothered by true/false sharing. So now as the threads aren’t running into each other accessing the same data there can be a benefit in threading the program. We also see how over edges is beneficial as well, although we don’t get the incredible speed up of ~300 with over edges. Over edges works well here as again distributing the workload more evenly is beneficial as all threads can take the same amount of time to finish. However I believe we don’t get an astounding increase because dividing the edges equally does lead to true/false sharing again. Normally this is fine but for some reason it denied the incredible speedup that luckily occurred with static-128 sharing. <text:span text:style-name="T6">Dynamic made a difference in the over node version as again it helped rectify an imbalanced load. </text:span></text:p>
      <text:p text:style-name="P11"/>
      <text:p text:style-name="P2">---<text:span text:style-name="T1">RoadFLA Graphs</text:span>---</text:p>
      <text:p text:style-name="P2"><draw:frame draw:style-name="fr1" draw:name="Object6" text:anchor-type="paragraph" svg:x="0.3689in" svg:y="0.078in" svg:width="6.2992in" svg:height="3.5429in" draw:z-index="4"><draw:object xlink:href="./Object 6" xlink:type="simple" xlink:show="embed" xlink:actuate="onLoad"/><draw:image xlink:href="./ObjectReplacements/Object 6" xlink:type="simple" xlink:show="embed" xlink:actuate="onLoad"/></draw:frame><draw:frame draw:style-name="fr1" draw:name="Object7" text:anchor-type="paragraph" svg:x="0.3201in" svg:y="3.6618in" svg:width="6.2992in" svg:height="3.5429in" draw:z-index="5"><draw:object xlink:href="./Object 7" xlink:type="simple" xlink:show="embed" xlink:actuate="onLoad"/><draw:image xlink:href="./ObjectReplacements/Object 7" xlink:type="simple" xlink:show="embed" xlink:actuate="onLoad"/></draw:frame></text:p>
      <text:p text:style-name="P11"/>
      <text:p text:style-name="P2"><draw:frame draw:style-name="fr3" draw:name="Object11" text:anchor-type="paragraph" svg:width="6.2992in" svg:height="3.5429in" draw:z-index="9"><draw:object xlink:href="./Object 11" xlink:type="simple" xlink:show="embed" xlink:actuate="onLoad"/><draw:image xlink:href="./ObjectReplacements/Object 11" xlink:type="simple" xlink:show="embed" xlink:actuate="onLoad"/></draw:frame></text:p>
      <text:p text:style-name="P2"/>
      <text:p text:style-name="P2"><draw:frame draw:style-name="fr2" draw:name="Object12" text:anchor-type="paragraph" svg:width="6.2992in" svg:height="3.5429in" draw:z-index="10"><draw:object xlink:href="./Object 12" xlink:type="simple" xlink:show="embed" xlink:actuate="onLoad"/><draw:image xlink:href="./ObjectReplacements/Object 12" xlink:type="simple" xlink:show="embed" xlink:actuate="onLoad"/></draw:frame></text:p>
      <text:p text:style-name="P2"/>
      <text:p text:style-name="P2"/>
      <text:p text:style-name="P2"/>
      <text:p text:style-name="P3"/>
      <text:p text:style-name="P3"/>
      <text:p text:style-name="P9"><draw:frame draw:style-name="fr1" draw:name="Object19" text:anchor-type="paragraph" svg:x="0.3563in" svg:y="0.0181in" svg:width="6.2992in" svg:height="3.5429in" draw:z-index="17"><draw:object xlink:href="./Object 19" xlink:type="simple" xlink:show="embed" xlink:actuate="onLoad"/><draw:image xlink:href="./ObjectReplacements/Object 19" xlink:type="simple" xlink:show="embed" xlink:actuate="onLoad"/></draw:frame><draw:frame draw:style-name="fr1" draw:name="Object20" text:anchor-type="paragraph" svg:x="0.261in" svg:y="3.5602in" svg:width="6.2992in" svg:height="3.5429in" draw:z-index="18"><draw:object xlink:href="./Object 20" xlink:type="simple" xlink:show="embed" xlink:actuate="onLoad"/><draw:image xlink:href="./ObjectReplacements/Object 20" xlink:type="simple" xlink:show="embed" xlink:actuate="onLoad"/></draw:frame><text:soft-page-break/>Again we see great speed up with threads in these versions. Over nodes we some incredible scenarios with speed ups such as ~75, ~300, and ~900!! We do not see that in over edges. Over edges is more fair but then it limits scenarios where there are no false/true sharing. With over nodes plus having the right selection of chunk size the processes can get lucky enough to not interfere with each other when accessing data. </text:p>
      <text:p text:style-name="P5"/>
      <text:p text:style-name="P5"/>
      <text:p text:style-name="P5"/>
      <text:p text:style-name="P5"/>
      <text:p text:style-name="P4"><text:soft-page-break/><text:span text:style-name="T8">In conclusion it seems that o</text:span><text:span text:style-name="T7">ver edges is a more fair way to look at these nodes. It is the safer way to </text:span><text:span text:style-name="T8">guarantee</text:span><text:span text:style-name="T7"> speed ups, </text:span><text:span text:style-name="T8">but it also increases sharing and thus prevents the massive speedups we get when the right combination leads to very little interference in threads. These giant speed ups is why experimenting with chunk sizes is important to find what works the best for the size and organization of data. </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18379e" officeooo:paragraph-rsid="0018379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MP1">Savannah Smith – ses3964</text:p>
        <text:p text:style-name="MP1">Manasa Tipparam – mt32855</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1T12:07:00.398000000</meta:creation-date>
    <dc:date>2018-05-01T18:30:17.240000000</dc:date>
    <meta:editing-duration>PT27M6S</meta:editing-duration>
    <meta:editing-cycles>3</meta:editing-cycles>
    <meta:generator>LibreOffice/6.0.1.1$Windows_X86_64 LibreOffice_project/60bfb1526849283ce2491346ed2aa51c465abfe6</meta:generator>
    <meta:document-statistic meta:table-count="0" meta:image-count="0" meta:object-count="20" meta:page-count="13" meta:paragraph-count="13" meta:word-count="733" meta:character-count="4189" meta:non-whitespace-character-count="346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9cm" svg:height="8.999cm" xlink:href="." xlink:type="simple" chart:class="chart:bar" chart:style-name="ch1">
        <chart:legend chart:legend-position="end" svg:x="10.464cm" svg:y="4.009cm" style:legend-expansion="high" chart:style-name="ch2"/>
        <chart:plot-area chart:style-name="ch3" chart:data-source-has-labels="both" svg:x="0.319cm" svg:y="0.179cm" svg:width="9.826cm" svg:height="8.641cm">
          <chartooo:coordinate-region svg:x="2.704cm" svg:y="0.375cm" svg:width="7.441cm" svg:height="7.806cm"/>
          <chart:axis chart:dimension="x" chart:name="primary-x" chart:style-name="ch4" chartooo:axis-type="auto">
            <chartooo:date-scale/>
            <chart:categories table:cell-range-address="local-table.$A$2:.$A$5"/>
          </chart:axis>
          <chart:axis chart:dimension="y" chart:name="primary-y" chart:style-name="ch5">
            <chart:grid chart:style-name="ch6" chart:class="major"/>
          </chart:axis>
          <chart:series chart:style-name="ch7" chart:values-cell-range-address="local-table.$B$2:.$B$5" chart:label-cell-address="local-table.$B$1" chart:class="chart:bar">
            <chart:data-point chart:repeated="4"/>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Serial (Assignment 5) Runtime (ns)</text:p>
              </table:table-cell>
            </table:table-row>
          </table:table-header-rows>
          <table:table-rows>
            <table:table-row>
              <table:table-cell office:value-type="string">
                <text:p>rmat15</text:p>
              </table:table-cell>
              <table:table-cell office:value-type="float" office:value="4336237">
                <text:p>4336237</text:p>
              </table:table-cell>
            </table:table-row>
            <table:table-row>
              <table:table-cell office:value-type="string">
                <text:p>rmat22</text:p>
              </table:table-cell>
              <table:table-cell office:value-type="float" office:value="1383153287">
                <text:p>1383153287</text:p>
              </table:table-cell>
            </table:table-row>
            <table:table-row>
              <table:table-cell office:value-type="string">
                <text:p>roadFLA</text:p>
              </table:table-cell>
              <table:table-cell office:value-type="float" office:value="27193255346">
                <text:p>27193255346</text:p>
              </table:table-cell>
            </table:table-row>
            <table:table-row>
              <table:table-cell office:value-type="string">
                <text:p>roadNY</text:p>
              </table:table-cell>
              <table:table-cell office:value-type="float" office:value="1791327570">
                <text:p>179132757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4.811cm" svg:y="0.315cm" chart:style-name="ch2">
          <text:p>Dynamic Chunk Size SpeedUp</text:p>
        </chart:title>
        <chart:subtitle svg:x="7.276cm" svg:y="1.3cm" chart:style-name="ch3">
          <text:p>roadNY</text:p>
        </chart:subtitle>
        <chart:legend chart:legend-position="end" svg:x="12.186cm" svg:y="3.224cm" style:legend-expansion="high" chart:style-name="ch4"/>
        <chart:plot-area chart:style-name="ch5" chart:data-source-has-labels="both" svg:x="1.313cm" svg:y="2.152cm" svg:width="10.554cm" svg:height="5.704cm">
          <chartooo:coordinate-region svg:x="2.058cm" svg:y="2.347cm" svg:width="9.71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469764588690371">
                <text:p>0.469764588690371</text:p>
              </table:table-cell>
              <table:table-cell office:value-type="float" office:value="0.471674167090766">
                <text:p>0.471674167090766</text:p>
              </table:table-cell>
              <table:table-cell office:value-type="float" office:value="0.472382070535439">
                <text:p>0.472382070535439</text:p>
              </table:table-cell>
              <table:table-cell office:value-type="float" office:value="0.472199225691545">
                <text:p>0.472199225691545</text:p>
              </table:table-cell>
              <table:table-cell office:value-type="float" office:value="0.472270534280913">
                <text:p>0.472270534280913</text:p>
              </table:table-cell>
            </table:table-row>
            <table:table-row>
              <table:table-cell office:value-type="float" office:value="2">
                <text:p>2</text:p>
              </table:table-cell>
              <table:table-cell office:value-type="float" office:value="2">
                <text:p>2</text:p>
              </table:table-cell>
              <table:table-cell office:value-type="float" office:value="0.91467347726355">
                <text:p>0.91467347726355</text:p>
              </table:table-cell>
              <table:table-cell office:value-type="float" office:value="0.911827712458768">
                <text:p>0.911827712458768</text:p>
              </table:table-cell>
              <table:table-cell office:value-type="float" office:value="0.488197221292155">
                <text:p>0.488197221292155</text:p>
              </table:table-cell>
              <table:table-cell office:value-type="float" office:value="0.932874056883622">
                <text:p>0.932874056883622</text:p>
              </table:table-cell>
              <table:table-cell office:value-type="float" office:value="0.890092620962661">
                <text:p>0.890092620962661</text:p>
              </table:table-cell>
            </table:table-row>
            <table:table-row>
              <table:table-cell office:value-type="float" office:value="4">
                <text:p>4</text:p>
              </table:table-cell>
              <table:table-cell office:value-type="float" office:value="4">
                <text:p>4</text:p>
              </table:table-cell>
              <table:table-cell office:value-type="float" office:value="2.45793813983722">
                <text:p>2.45793813983722</text:p>
              </table:table-cell>
              <table:table-cell office:value-type="float" office:value="2.68491060700515">
                <text:p>2.68491060700515</text:p>
              </table:table-cell>
              <table:table-cell office:value-type="float" office:value="1.68953681390059">
                <text:p>1.68953681390059</text:p>
              </table:table-cell>
              <table:table-cell office:value-type="float" office:value="1.46903956475982">
                <text:p>1.46903956475982</text:p>
              </table:table-cell>
              <table:table-cell office:value-type="float" office:value="0.866920776127392">
                <text:p>0.866920776127392</text:p>
              </table:table-cell>
            </table:table-row>
            <table:table-row>
              <table:table-cell office:value-type="float" office:value="8">
                <text:p>8</text:p>
              </table:table-cell>
              <table:table-cell office:value-type="float" office:value="8">
                <text:p>8</text:p>
              </table:table-cell>
              <table:table-cell office:value-type="float" office:value="3.04450239898695">
                <text:p>3.04450239898695</text:p>
              </table:table-cell>
              <table:table-cell office:value-type="float" office:value="4.69047085666624">
                <text:p>4.69047085666624</text:p>
              </table:table-cell>
              <table:table-cell office:value-type="float" office:value="4.26893413063807">
                <text:p>4.26893413063807</text:p>
              </table:table-cell>
              <table:table-cell office:value-type="float" office:value="4.47223662728394">
                <text:p>4.47223662728394</text:p>
              </table:table-cell>
              <table:table-cell office:value-type="float" office:value="1.88475475184861">
                <text:p>1.88475475184861</text:p>
              </table:table-cell>
            </table:table-row>
          </table:table-rows>
        </table:table>
      </chart:chart>
    </office:chart>
  </office:body>
</office:document-content>
</file>

<file path=Object 1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scatter" chart:style-name="ch1">
        <chart:title svg:x="4.811cm" svg:y="0.315cm" chart:style-name="ch2">
          <text:p>Dynamic Chunk Size SpeedUp</text:p>
        </chart:title>
        <chart:subtitle svg:x="7.197cm" svg:y="1.3cm" chart:style-name="ch3">
          <text:p>roadFLA</text:p>
        </chart:subtitle>
        <chart:legend chart:legend-position="end" svg:x="12.186cm" svg:y="3.469cm" style:legend-expansion="high" chart:style-name="ch4"/>
        <chart:plot-area chart:style-name="ch5" chart:data-source-has-labels="both" svg:x="1.313cm" svg:y="2.152cm" svg:width="10.554cm" svg:height="5.704cm">
          <chartooo:coordinate-region svg:x="1.952cm" svg:y="2.347cm" svg:width="9.816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wall chart:style-name="ch14"/>
          <chart:floor chart:style-name="ch15"/>
        </chart:plot-area>
        <table:table table:name="local-table">
          <table:table-header-columns>
            <table:table-column/>
          </table:table-header-columns>
          <table:table-columns>
            <table:table-column table:number-columns-repeated="5"/>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484303287270281">
                <text:p>0.484303287270281</text:p>
              </table:table-cell>
              <table:table-cell office:value-type="float" office:value="0.484276981914081">
                <text:p>0.484276981914081</text:p>
              </table:table-cell>
              <table:table-cell office:value-type="float" office:value="0.484322873142783">
                <text:p>0.484322873142783</text:p>
              </table:table-cell>
              <table:table-cell office:value-type="float" office:value="0.48015410324977">
                <text:p>0.48015410324977</text:p>
              </table:table-cell>
            </table:table-row>
            <table:table-row>
              <table:table-cell office:value-type="float" office:value="2">
                <text:p>2</text:p>
              </table:table-cell>
              <table:table-cell office:value-type="float" office:value="2">
                <text:p>2</text:p>
              </table:table-cell>
              <table:table-cell office:value-type="float" office:value="0.643475893371635">
                <text:p>0.643475893371635</text:p>
              </table:table-cell>
              <table:table-cell office:value-type="float" office:value="1.30506253718648">
                <text:p>1.30506253718648</text:p>
              </table:table-cell>
              <table:table-cell office:value-type="float" office:value="1.02761663947397">
                <text:p>1.02761663947397</text:p>
              </table:table-cell>
              <table:table-cell office:value-type="float" office:value="1.3456270723846">
                <text:p>1.3456270723846</text:p>
              </table:table-cell>
            </table:table-row>
            <table:table-row>
              <table:table-cell office:value-type="float" office:value="4">
                <text:p>4</text:p>
              </table:table-cell>
              <table:table-cell office:value-type="float" office:value="4">
                <text:p>4</text:p>
              </table:table-cell>
              <table:table-cell office:value-type="float" office:value="3.11220348863982">
                <text:p>3.11220348863982</text:p>
              </table:table-cell>
              <table:table-cell office:value-type="float" office:value="3.0201339971971">
                <text:p>3.0201339971971</text:p>
              </table:table-cell>
              <table:table-cell office:value-type="float" office:value="3.08094371650032">
                <text:p>3.08094371650032</text:p>
              </table:table-cell>
              <table:table-cell office:value-type="float" office:value="3.04582448621829">
                <text:p>3.04582448621829</text:p>
              </table:table-cell>
            </table:table-row>
            <table:table-row>
              <table:table-cell office:value-type="float" office:value="8">
                <text:p>8</text:p>
              </table:table-cell>
              <table:table-cell office:value-type="float" office:value="8">
                <text:p>8</text:p>
              </table:table-cell>
              <table:table-cell office:value-type="float" office:value="4.00052202431014">
                <text:p>4.00052202431014</text:p>
              </table:table-cell>
              <table:table-cell office:value-type="float" office:value="75.1542404379439">
                <text:p>75.1542404379439</text:p>
              </table:table-cell>
              <table:table-cell office:value-type="float" office:value="4.17665602475057">
                <text:p>4.17665602475057</text:p>
              </table:table-cell>
              <table:table-cell office:value-type="float" office:value="3.94551144036577">
                <text:p>3.94551144036577</text:p>
              </table:table-cell>
            </table:table-row>
          </table:table-rows>
        </table:table>
      </chart:chart>
    </office:chart>
  </office:body>
</office:document-content>
</file>

<file path=Object 1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4.811cm" svg:y="0.315cm" chart:style-name="ch2">
          <text:p>Dynamic Chunk Size SpeedUp</text:p>
        </chart:title>
        <chart:subtitle svg:x="7.197cm" svg:y="1.3cm" chart:style-name="ch3">
          <text:p>roadFLA</text:p>
        </chart:subtitle>
        <chart:legend chart:legend-position="end" svg:x="12.38cm" svg:y="4.204cm" style:legend-expansion="high" chart:style-name="ch4"/>
        <chart:plot-area chart:style-name="ch5" chart:data-source-has-labels="both" svg:x="1.313cm" svg:y="2.152cm" svg:width="10.748cm" svg:height="5.704cm">
          <chartooo:coordinate-region svg:x="2.146cm" svg:y="2.348cm" svg:width="9.622cm" svg:height="4.869cm"/>
          <chart:axis chart:dimension="x" chart:name="primary-x" chart:style-name="ch6" chartooo:axis-type="auto">
            <chart:title svg:x="5.66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hunk Size 32</text:p>
              </table:table-cell>
            </table:table-row>
          </table:table-header-rows>
          <table:table-rows>
            <table:table-row>
              <table:table-cell office:value-type="string">
                <text:p>1</text:p>
              </table:table-cell>
              <table:table-cell office:value-type="float" office:value="1">
                <text:p>1</text:p>
              </table:table-cell>
              <table:table-cell office:value-type="float" office:value="0.484186031726577">
                <text:p>0.484186031726577</text:p>
              </table:table-cell>
            </table:table-row>
            <table:table-row>
              <table:table-cell office:value-type="string">
                <text:p>2</text:p>
              </table:table-cell>
              <table:table-cell office:value-type="float" office:value="2">
                <text:p>2</text:p>
              </table:table-cell>
              <table:table-cell office:value-type="float" office:value="1.29258000159352">
                <text:p>1.29258000159352</text:p>
              </table:table-cell>
            </table:table-row>
            <table:table-row>
              <table:table-cell office:value-type="string">
                <text:p>3</text:p>
              </table:table-cell>
              <table:table-cell office:value-type="float" office:value="4">
                <text:p>4</text:p>
              </table:table-cell>
              <table:table-cell office:value-type="float" office:value="974.550935818863">
                <text:p>974.550935818863</text:p>
              </table:table-cell>
            </table:table-row>
            <table:table-row>
              <table:table-cell office:value-type="string">
                <text:p>4</text:p>
              </table:table-cell>
              <table:table-cell office:value-type="float" office:value="8">
                <text:p>8</text:p>
              </table:table-cell>
              <table:table-cell office:value-type="float" office:value="4.02229982345218">
                <text:p>4.02229982345218</text:p>
              </table:table-cell>
            </table:table-row>
          </table:table-rows>
        </table:table>
      </chart:chart>
    </office:chart>
  </office:body>
</office:document-content>
</file>

<file path=Object 1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629cm" svg:y="0.315cm" chart:style-name="ch2">
          <text:p>Static Chunk Size SpeedUps - Over Edges</text:p>
        </chart:title>
        <chart:subtitle svg:x="7.338cm" svg:y="1.3cm" chart:style-name="ch3">
          <text:p>rmat15</text:p>
        </chart:subtitle>
        <chart:legend chart:legend-position="end" svg:x="12.186cm" svg:y="3.224cm" style:legend-expansion="high" chart:style-name="ch4"/>
        <chart:plot-area chart:style-name="ch5" chart:data-source-has-labels="both" svg:x="1.313cm" svg:y="2.152cm" svg:width="10.554cm" svg:height="5.704cm">
          <chartooo:coordinate-region svg:x="2.058cm" svg:y="2.347cm" svg:width="9.71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325703578172022">
                <text:p>0.325703578172022</text:p>
              </table:table-cell>
              <table:table-cell office:value-type="float" office:value="0.310717676325689">
                <text:p>0.310717676325689</text:p>
              </table:table-cell>
              <table:table-cell office:value-type="float" office:value="0.456009095285759">
                <text:p>0.456009095285759</text:p>
              </table:table-cell>
              <table:table-cell office:value-type="float" office:value="0.459491461036226">
                <text:p>0.459491461036226</text:p>
              </table:table-cell>
              <table:table-cell office:value-type="float" office:value="0.345119386395988">
                <text:p>0.345119386395988</text:p>
              </table:table-cell>
            </table:table-row>
            <table:table-row>
              <table:table-cell office:value-type="float" office:value="2">
                <text:p>2</text:p>
              </table:table-cell>
              <table:table-cell office:value-type="float" office:value="2">
                <text:p>2</text:p>
              </table:table-cell>
              <table:table-cell office:value-type="float" office:value="0.204715314205489">
                <text:p>0.204715314205489</text:p>
              </table:table-cell>
              <table:table-cell office:value-type="float" office:value="0.21683328397012">
                <text:p>0.21683328397012</text:p>
              </table:table-cell>
              <table:table-cell office:value-type="float" office:value="0.197527155310721">
                <text:p>0.197527155310721</text:p>
              </table:table-cell>
              <table:table-cell office:value-type="float" office:value="0.30105654936818">
                <text:p>0.30105654936818</text:p>
              </table:table-cell>
              <table:table-cell office:value-type="float" office:value="0.217660027595534">
                <text:p>0.217660027595534</text:p>
              </table:table-cell>
            </table:table-row>
            <table:table-row>
              <table:table-cell office:value-type="float" office:value="4">
                <text:p>4</text:p>
              </table:table-cell>
              <table:table-cell office:value-type="float" office:value="4">
                <text:p>4</text:p>
              </table:table-cell>
              <table:table-cell office:value-type="float" office:value="0.317087137598205">
                <text:p>0.317087137598205</text:p>
              </table:table-cell>
              <table:table-cell office:value-type="float" office:value="0.357442513303413">
                <text:p>0.357442513303413</text:p>
              </table:table-cell>
              <table:table-cell office:value-type="float" office:value="0.308362700620361">
                <text:p>0.308362700620361</text:p>
              </table:table-cell>
              <table:table-cell office:value-type="float" office:value="0.271950475106509">
                <text:p>0.271950475106509</text:p>
              </table:table-cell>
              <table:table-cell office:value-type="float" office:value="0.273500729001073">
                <text:p>0.273500729001073</text:p>
              </table:table-cell>
            </table:table-row>
            <table:table-row>
              <table:table-cell office:value-type="float" office:value="8">
                <text:p>8</text:p>
              </table:table-cell>
              <table:table-cell office:value-type="float" office:value="8">
                <text:p>8</text:p>
              </table:table-cell>
              <table:table-cell office:value-type="float" office:value="0.270865328696725">
                <text:p>0.270865328696725</text:p>
              </table:table-cell>
              <table:table-cell office:value-type="float" office:value="0.118917451803013">
                <text:p>0.118917451803013</text:p>
              </table:table-cell>
              <table:table-cell office:value-type="float" office:value="0.129933444212202">
                <text:p>0.129933444212202</text:p>
              </table:table-cell>
              <table:table-cell office:value-type="float" office:value="0.221012817431168">
                <text:p>0.221012817431168</text:p>
              </table:table-cell>
              <table:table-cell office:value-type="float" office:value="0.670748324574328">
                <text:p>0.670748324574328</text:p>
              </table:table-cell>
            </table:table-row>
          </table:table-rows>
        </table:table>
      </chart:chart>
    </office:chart>
  </office:body>
</office:document-content>
</file>

<file path=Object 1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303cm" svg:y="0.315cm" chart:style-name="ch2">
          <text:p>Dynamic Chunk Size SpeedUps - Over Edges</text:p>
        </chart:title>
        <chart:subtitle svg:x="7.338cm" svg:y="1.3cm" chart:style-name="ch3">
          <text:p>rmat15</text:p>
        </chart:subtitle>
        <chart:legend chart:legend-position="end" svg:x="12.186cm" svg:y="3.224cm" style:legend-expansion="high" chart:style-name="ch4"/>
        <chart:plot-area chart:style-name="ch5" chart:data-source-has-labels="both" svg:x="1.313cm" svg:y="2.152cm" svg:width="10.554cm" svg:height="5.704cm">
          <chartooo:coordinate-region svg:x="2.252cm" svg:y="2.347cm" svg:width="9.516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366533732193106">
                <text:p>0.366533732193106</text:p>
              </table:table-cell>
              <table:table-cell office:value-type="float" office:value="0.331842851610988">
                <text:p>0.331842851610988</text:p>
              </table:table-cell>
              <table:table-cell office:value-type="float" office:value="0.46086295911202">
                <text:p>0.46086295911202</text:p>
              </table:table-cell>
              <table:table-cell office:value-type="float" office:value="0.344484399943913">
                <text:p>0.344484399943913</text:p>
              </table:table-cell>
              <table:table-cell office:value-type="float" office:value="0.303067305430905">
                <text:p>0.303067305430905</text:p>
              </table:table-cell>
            </table:table-row>
            <table:table-row>
              <table:table-cell office:value-type="float" office:value="2">
                <text:p>2</text:p>
              </table:table-cell>
              <table:table-cell office:value-type="float" office:value="2">
                <text:p>2</text:p>
              </table:table-cell>
              <table:table-cell office:value-type="float" office:value="0.202803786835686">
                <text:p>0.202803786835686</text:p>
              </table:table-cell>
              <table:table-cell office:value-type="float" office:value="0.188235458053721">
                <text:p>0.188235458053721</text:p>
              </table:table-cell>
              <table:table-cell office:value-type="float" office:value="0.203197305421098">
                <text:p>0.203197305421098</text:p>
              </table:table-cell>
              <table:table-cell office:value-type="float" office:value="0.195243223694676">
                <text:p>0.195243223694676</text:p>
              </table:table-cell>
              <table:table-cell office:value-type="float" office:value="0.116304582048157">
                <text:p>0.116304582048157</text:p>
              </table:table-cell>
            </table:table-row>
            <table:table-row>
              <table:table-cell office:value-type="float" office:value="4">
                <text:p>4</text:p>
              </table:table-cell>
              <table:table-cell office:value-type="float" office:value="4">
                <text:p>4</text:p>
              </table:table-cell>
              <table:table-cell office:value-type="float" office:value="0.219017841503188">
                <text:p>0.219017841503188</text:p>
              </table:table-cell>
              <table:table-cell office:value-type="float" office:value="0.328914818676274">
                <text:p>0.328914818676274</text:p>
              </table:table-cell>
              <table:table-cell office:value-type="float" office:value="0.316831359797145">
                <text:p>0.316831359797145</text:p>
              </table:table-cell>
              <table:table-cell office:value-type="float" office:value="0.170864417550268">
                <text:p>0.170864417550268</text:p>
              </table:table-cell>
              <table:table-cell office:value-type="float" office:value="0.290058552369865">
                <text:p>0.290058552369865</text:p>
              </table:table-cell>
            </table:table-row>
            <table:table-row>
              <table:table-cell office:value-type="float" office:value="8">
                <text:p>8</text:p>
              </table:table-cell>
              <table:table-cell office:value-type="float" office:value="8">
                <text:p>8</text:p>
              </table:table-cell>
              <table:table-cell office:value-type="float" office:value="0.110720537843621">
                <text:p>0.110720537843621</text:p>
              </table:table-cell>
              <table:table-cell office:value-type="float" office:value="0.25372343363599">
                <text:p>0.25372343363599</text:p>
              </table:table-cell>
              <table:table-cell office:value-type="float" office:value="0.0978608330715428">
                <text:p>0.0978608330715428</text:p>
              </table:table-cell>
              <table:table-cell office:value-type="float" office:value="0.170885675376893">
                <text:p>0.170885675376893</text:p>
              </table:table-cell>
              <table:table-cell office:value-type="float" office:value="0.135692091667515">
                <text:p>0.135692091667515</text:p>
              </table:table-cell>
            </table:table-row>
          </table:table-rows>
        </table:table>
      </chart:chart>
    </office:chart>
  </office:body>
</office:document-content>
</file>

<file path=Object 1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629cm" svg:y="0.315cm" chart:style-name="ch2">
          <text:p>Static Chunk Size SpeedUps - Over Edges</text:p>
        </chart:title>
        <chart:subtitle svg:x="7.338cm" svg:y="1.3cm" chart:style-name="ch3">
          <text:p>rmat22</text:p>
        </chart:subtitle>
        <chart:legend chart:legend-position="end" svg:x="12.186cm" svg:y="3.224cm" style:legend-expansion="high" chart:style-name="ch4"/>
        <chart:plot-area chart:style-name="ch5" chart:data-source-has-labels="both" svg:x="1.313cm" svg:y="2.152cm" svg:width="10.554cm" svg:height="5.704cm">
          <chartooo:coordinate-region svg:x="2.058cm" svg:y="2.348cm" svg:width="9.71cm" svg:height="4.869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413454048659435">
                <text:p>0.413454048659435</text:p>
              </table:table-cell>
              <table:table-cell office:value-type="float" office:value="0.486624888914803">
                <text:p>0.486624888914803</text:p>
              </table:table-cell>
              <table:table-cell office:value-type="float" office:value="0.532317451396626">
                <text:p>0.532317451396626</text:p>
              </table:table-cell>
              <table:table-cell office:value-type="float" office:value="0.515262388076048">
                <text:p>0.515262388076048</text:p>
              </table:table-cell>
              <table:table-cell office:value-type="float" office:value="0.554818535078776">
                <text:p>0.554818535078776</text:p>
              </table:table-cell>
            </table:table-row>
            <table:table-row>
              <table:table-cell office:value-type="float" office:value="2">
                <text:p>2</text:p>
              </table:table-cell>
              <table:table-cell office:value-type="float" office:value="2">
                <text:p>2</text:p>
              </table:table-cell>
              <table:table-cell office:value-type="float" office:value="0.259528240201084">
                <text:p>0.259528240201084</text:p>
              </table:table-cell>
              <table:table-cell office:value-type="float" office:value="0.366985833995219">
                <text:p>0.366985833995219</text:p>
              </table:table-cell>
              <table:table-cell office:value-type="float" office:value="0.357813968971326">
                <text:p>0.357813968971326</text:p>
              </table:table-cell>
              <table:table-cell office:value-type="float" office:value="0.278905843307703">
                <text:p>0.278905843307703</text:p>
              </table:table-cell>
              <table:table-cell office:value-type="float" office:value="0.331233259112977">
                <text:p>0.331233259112977</text:p>
              </table:table-cell>
            </table:table-row>
            <table:table-row>
              <table:table-cell office:value-type="float" office:value="4">
                <text:p>4</text:p>
              </table:table-cell>
              <table:table-cell office:value-type="float" office:value="4">
                <text:p>4</text:p>
              </table:table-cell>
              <table:table-cell office:value-type="float" office:value="0.316355757347982">
                <text:p>0.316355757347982</text:p>
              </table:table-cell>
              <table:table-cell office:value-type="float" office:value="0.253355445448251">
                <text:p>0.253355445448251</text:p>
              </table:table-cell>
              <table:table-cell office:value-type="float" office:value="0.246551296907774">
                <text:p>0.246551296907774</text:p>
              </table:table-cell>
              <table:table-cell office:value-type="float" office:value="0.235673403704646">
                <text:p>0.235673403704646</text:p>
              </table:table-cell>
              <table:table-cell office:value-type="float" office:value="0.3214067357368">
                <text:p>0.3214067357368</text:p>
              </table:table-cell>
            </table:table-row>
            <table:table-row>
              <table:table-cell office:value-type="float" office:value="8">
                <text:p>8</text:p>
              </table:table-cell>
              <table:table-cell office:value-type="float" office:value="8">
                <text:p>8</text:p>
              </table:table-cell>
              <table:table-cell office:value-type="float" office:value="0.321562000302726">
                <text:p>0.321562000302726</text:p>
              </table:table-cell>
              <table:table-cell office:value-type="float" office:value="0.292600576477381">
                <text:p>0.292600576477381</text:p>
              </table:table-cell>
              <table:table-cell office:value-type="float" office:value="0.288263534286316">
                <text:p>0.288263534286316</text:p>
              </table:table-cell>
              <table:table-cell office:value-type="float" office:value="0.296343268485882">
                <text:p>0.296343268485882</text:p>
              </table:table-cell>
              <table:table-cell office:value-type="float" office:value="0.322098027002568">
                <text:p>0.322098027002568</text:p>
              </table:table-cell>
            </table:table-row>
          </table:table-rows>
        </table:table>
      </chart:chart>
    </office:chart>
  </office:body>
</office:document-content>
</file>

<file path=Object 1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dr3d:edge-rounding="5%"/>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dr3d:edge-rounding="5%"/>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303cm" svg:y="0.315cm" chart:style-name="ch2">
          <text:p>Dynamic Chunk Size SpeedUps - Over Edges</text:p>
        </chart:title>
        <chart:subtitle svg:x="7.338cm" svg:y="1.3cm" chart:style-name="ch3">
          <text:p>rmat22</text:p>
        </chart:subtitle>
        <chart:legend chart:legend-position="end" svg:x="12.186cm" svg:y="3.224cm" style:legend-expansion="high" chart:style-name="ch4"/>
        <chart:plot-area chart:style-name="ch5" chart:data-source-has-labels="both" svg:x="1.313cm" svg:y="2.152cm" svg:width="10.554cm" svg:height="5.704cm">
          <chartooo:coordinate-region svg:x="2.058cm" svg:y="2.348cm" svg:width="9.71cm" svg:height="4.869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521161317966339">
                <text:p>0.521161317966339</text:p>
              </table:table-cell>
              <table:table-cell office:value-type="float" office:value="0.533914646978781">
                <text:p>0.533914646978781</text:p>
              </table:table-cell>
              <table:table-cell office:value-type="float" office:value="0.532993755648587">
                <text:p>0.532993755648587</text:p>
              </table:table-cell>
              <table:table-cell office:value-type="float" office:value="0.526874535825885">
                <text:p>0.526874535825885</text:p>
              </table:table-cell>
              <table:table-cell office:value-type="float" office:value="0.519256478537341">
                <text:p>0.519256478537341</text:p>
              </table:table-cell>
            </table:table-row>
            <table:table-row>
              <table:table-cell office:value-type="float" office:value="2">
                <text:p>2</text:p>
              </table:table-cell>
              <table:table-cell office:value-type="float" office:value="2">
                <text:p>2</text:p>
              </table:table-cell>
              <table:table-cell office:value-type="float" office:value="0.253370116750648">
                <text:p>0.253370116750648</text:p>
              </table:table-cell>
              <table:table-cell office:value-type="float" office:value="0.326440725744044">
                <text:p>0.326440725744044</text:p>
              </table:table-cell>
              <table:table-cell office:value-type="float" office:value="0.326776142346552">
                <text:p>0.326776142346552</text:p>
              </table:table-cell>
              <table:table-cell office:value-type="float" office:value="0.379138393074909">
                <text:p>0.379138393074909</text:p>
              </table:table-cell>
              <table:table-cell office:value-type="float" office:value="0.272697208669232">
                <text:p>0.272697208669232</text:p>
              </table:table-cell>
            </table:table-row>
            <table:table-row>
              <table:table-cell office:value-type="float" office:value="4">
                <text:p>4</text:p>
              </table:table-cell>
              <table:table-cell office:value-type="float" office:value="4">
                <text:p>4</text:p>
              </table:table-cell>
              <table:table-cell office:value-type="float" office:value="0.324450168883471">
                <text:p>0.324450168883471</text:p>
              </table:table-cell>
              <table:table-cell office:value-type="float" office:value="0.306066428836198">
                <text:p>0.306066428836198</text:p>
              </table:table-cell>
              <table:table-cell office:value-type="float" office:value="0.20082344907477">
                <text:p>0.20082344907477</text:p>
              </table:table-cell>
              <table:table-cell office:value-type="float" office:value="0.308957194301025">
                <text:p>0.308957194301025</text:p>
              </table:table-cell>
              <table:table-cell office:value-type="float" office:value="0.317257166567012">
                <text:p>0.317257166567012</text:p>
              </table:table-cell>
            </table:table-row>
            <table:table-row>
              <table:table-cell office:value-type="float" office:value="8">
                <text:p>8</text:p>
              </table:table-cell>
              <table:table-cell office:value-type="float" office:value="8">
                <text:p>8</text:p>
              </table:table-cell>
              <table:table-cell office:value-type="float" office:value="0.300409689601148">
                <text:p>0.300409689601148</text:p>
              </table:table-cell>
              <table:table-cell office:value-type="float" office:value="0.235506733121839">
                <text:p>0.235506733121839</text:p>
              </table:table-cell>
              <table:table-cell office:value-type="float" office:value="0.290945809853787">
                <text:p>0.290945809853787</text:p>
              </table:table-cell>
              <table:table-cell office:value-type="float" office:value="0.296012791057363">
                <text:p>0.296012791057363</text:p>
              </table:table-cell>
              <table:table-cell office:value-type="float" office:value="0.20979071611227">
                <text:p>0.20979071611227</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629cm" svg:y="0.315cm" chart:style-name="ch2">
          <text:p>Static Chunk Size SpeedUps - Over Edges</text:p>
        </chart:title>
        <chart:subtitle svg:x="7.276cm" svg:y="1.3cm" chart:style-name="ch3">
          <text:p>roadNY</text:p>
        </chart:subtitle>
        <chart:legend chart:legend-position="end" svg:x="12.186cm" svg:y="3.224cm" style:legend-expansion="high" chart:style-name="ch4"/>
        <chart:plot-area chart:style-name="ch5" chart:data-source-has-labels="both" svg:x="1.313cm" svg:y="2.152cm" svg:width="10.554cm" svg:height="5.704cm">
          <chartooo:coordinate-region svg:x="1.758cm" svg:y="2.347cm" svg:width="10.01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725333187035291">
                <text:p>0.725333187035291</text:p>
              </table:table-cell>
              <table:table-cell office:value-type="float" office:value="0.724113245015212">
                <text:p>0.724113245015212</text:p>
              </table:table-cell>
              <table:table-cell office:value-type="float" office:value="0.723176696118546">
                <text:p>0.723176696118546</text:p>
              </table:table-cell>
              <table:table-cell office:value-type="float" office:value="0.710237048189971">
                <text:p>0.710237048189971</text:p>
              </table:table-cell>
              <table:table-cell office:value-type="float" office:value="0.725191518936167">
                <text:p>0.725191518936167</text:p>
              </table:table-cell>
            </table:table-row>
            <table:table-row>
              <table:table-cell office:value-type="float" office:value="2">
                <text:p>2</text:p>
              </table:table-cell>
              <table:table-cell office:value-type="float" office:value="2">
                <text:p>2</text:p>
              </table:table-cell>
              <table:table-cell office:value-type="float" office:value="1.0607656940288">
                <text:p>1.0607656940288</text:p>
              </table:table-cell>
              <table:table-cell office:value-type="float" office:value="1.26236897661929">
                <text:p>1.26236897661929</text:p>
              </table:table-cell>
              <table:table-cell office:value-type="float" office:value="0.721918004987194">
                <text:p>0.721918004987194</text:p>
              </table:table-cell>
              <table:table-cell office:value-type="float" office:value="1.11261245885138">
                <text:p>1.11261245885138</text:p>
              </table:table-cell>
              <table:table-cell office:value-type="float" office:value="1.15890221486813">
                <text:p>1.15890221486813</text:p>
              </table:table-cell>
            </table:table-row>
            <table:table-row>
              <table:table-cell office:value-type="float" office:value="4">
                <text:p>4</text:p>
              </table:table-cell>
              <table:table-cell office:value-type="float" office:value="4">
                <text:p>4</text:p>
              </table:table-cell>
              <table:table-cell office:value-type="float" office:value="2.79241887263375">
                <text:p>2.79241887263375</text:p>
              </table:table-cell>
              <table:table-cell office:value-type="float" office:value="0.71879884266139">
                <text:p>0.71879884266139</text:p>
              </table:table-cell>
              <table:table-cell office:value-type="float" office:value="2.69733612455818">
                <text:p>2.69733612455818</text:p>
              </table:table-cell>
              <table:table-cell office:value-type="float" office:value="2.48171138266629">
                <text:p>2.48171138266629</text:p>
              </table:table-cell>
              <table:table-cell office:value-type="float" office:value="2.88444257916558">
                <text:p>2.88444257916558</text:p>
              </table:table-cell>
            </table:table-row>
            <table:table-row>
              <table:table-cell office:value-type="float" office:value="8">
                <text:p>8</text:p>
              </table:table-cell>
              <table:table-cell office:value-type="float" office:value="8">
                <text:p>8</text:p>
              </table:table-cell>
              <table:table-cell office:value-type="float" office:value="3.91318837167999">
                <text:p>3.91318837167999</text:p>
              </table:table-cell>
              <table:table-cell office:value-type="float" office:value="2.63523913612097">
                <text:p>2.63523913612097</text:p>
              </table:table-cell>
              <table:table-cell office:value-type="float" office:value="4.04549513271959">
                <text:p>4.04549513271959</text:p>
              </table:table-cell>
              <table:table-cell office:value-type="float" office:value="4.81209990062212">
                <text:p>4.81209990062212</text:p>
              </table:table-cell>
              <table:table-cell office:value-type="float" office:value="2.36891086375376">
                <text:p>2.36891086375376</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303cm" svg:y="0.315cm" chart:style-name="ch2">
          <text:p>Dynamic Chunk Size SpeedUps - Over Edges</text:p>
        </chart:title>
        <chart:subtitle svg:x="7.276cm" svg:y="1.3cm" chart:style-name="ch3">
          <text:p>roadNY</text:p>
        </chart:subtitle>
        <chart:legend chart:legend-position="end" svg:x="12.186cm" svg:y="3.224cm" style:legend-expansion="high" chart:style-name="ch4"/>
        <chart:plot-area chart:style-name="ch5" chart:data-source-has-labels="both" svg:x="1.313cm" svg:y="2.152cm" svg:width="10.554cm" svg:height="5.704cm">
          <chartooo:coordinate-region svg:x="2.058cm" svg:y="2.347cm" svg:width="9.71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723569807419388">
                <text:p>0.723569807419388</text:p>
              </table:table-cell>
              <table:table-cell office:value-type="float" office:value="0.71191516060712">
                <text:p>0.71191516060712</text:p>
              </table:table-cell>
              <table:table-cell office:value-type="float" office:value="0.726012257001752">
                <text:p>0.726012257001752</text:p>
              </table:table-cell>
              <table:table-cell office:value-type="float" office:value="0.711394260051752">
                <text:p>0.711394260051752</text:p>
              </table:table-cell>
              <table:table-cell office:value-type="float" office:value="0.711316989111772">
                <text:p>0.711316989111772</text:p>
              </table:table-cell>
            </table:table-row>
            <table:table-row>
              <table:table-cell office:value-type="float" office:value="2">
                <text:p>2</text:p>
              </table:table-cell>
              <table:table-cell office:value-type="float" office:value="2">
                <text:p>2</text:p>
              </table:table-cell>
              <table:table-cell office:value-type="float" office:value="1.21669336203279">
                <text:p>1.21669336203279</text:p>
              </table:table-cell>
              <table:table-cell office:value-type="float" office:value="1.02057971101703">
                <text:p>1.02057971101703</text:p>
              </table:table-cell>
              <table:table-cell office:value-type="float" office:value="0.987016639237709">
                <text:p>0.987016639237709</text:p>
              </table:table-cell>
              <table:table-cell office:value-type="float" office:value="1.15932822022165">
                <text:p>1.15932822022165</text:p>
              </table:table-cell>
              <table:table-cell office:value-type="float" office:value="1.09965508489057">
                <text:p>1.09965508489057</text:p>
              </table:table-cell>
            </table:table-row>
            <table:table-row>
              <table:table-cell office:value-type="float" office:value="4">
                <text:p>4</text:p>
              </table:table-cell>
              <table:table-cell office:value-type="float" office:value="4">
                <text:p>4</text:p>
              </table:table-cell>
              <table:table-cell office:value-type="float" office:value="2.8467744901389">
                <text:p>2.8467744901389</text:p>
              </table:table-cell>
              <table:table-cell office:value-type="float" office:value="2.75905603347242">
                <text:p>2.75905603347242</text:p>
              </table:table-cell>
              <table:table-cell office:value-type="float" office:value="2.65068776335227">
                <text:p>2.65068776335227</text:p>
              </table:table-cell>
              <table:table-cell office:value-type="float" office:value="2.80253147568872">
                <text:p>2.80253147568872</text:p>
              </table:table-cell>
              <table:table-cell office:value-type="float" office:value="2.75121375338003">
                <text:p>2.75121375338003</text:p>
              </table:table-cell>
            </table:table-row>
            <table:table-row>
              <table:table-cell office:value-type="float" office:value="8">
                <text:p>8</text:p>
              </table:table-cell>
              <table:table-cell office:value-type="float" office:value="8">
                <text:p>8</text:p>
              </table:table-cell>
              <table:table-cell office:value-type="float" office:value="3.62519101424965">
                <text:p>3.62519101424965</text:p>
              </table:table-cell>
              <table:table-cell office:value-type="float" office:value="2.05799693522754">
                <text:p>2.05799693522754</text:p>
              </table:table-cell>
              <table:table-cell office:value-type="float" office:value="4.74049877536221">
                <text:p>4.74049877536221</text:p>
              </table:table-cell>
              <table:table-cell office:value-type="float" office:value="4.4250937644484">
                <text:p>4.4250937644484</text:p>
              </table:table-cell>
              <table:table-cell office:value-type="float" office:value="2.50128624777054">
                <text:p>2.50128624777054</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629cm" svg:y="0.315cm" chart:style-name="ch2">
          <text:p>Static Chunk Size SpeedUps - Over Edges</text:p>
        </chart:title>
        <chart:subtitle svg:x="7.197cm" svg:y="1.3cm" chart:style-name="ch3">
          <text:p>roadFLA</text:p>
        </chart:subtitle>
        <chart:legend chart:legend-position="end" svg:x="12.186cm" svg:y="3.224cm" style:legend-expansion="high" chart:style-name="ch4"/>
        <chart:plot-area chart:style-name="ch5" chart:data-source-has-labels="both" svg:x="1.313cm" svg:y="2.152cm" svg:width="10.554cm" svg:height="5.704cm">
          <chartooo:coordinate-region svg:x="1.758cm" svg:y="2.347cm" svg:width="10.01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4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766474566322057">
                <text:p>0.766474566322057</text:p>
              </table:table-cell>
              <table:table-cell office:value-type="float" office:value="0.76607080799077">
                <text:p>0.76607080799077</text:p>
              </table:table-cell>
              <table:table-cell office:value-type="float" office:value="0.766279049505651">
                <text:p>0.766279049505651</text:p>
              </table:table-cell>
              <table:table-cell office:value-type="float" office:value="0.765803045263411">
                <text:p>0.765803045263411</text:p>
              </table:table-cell>
              <table:table-cell office:value-type="float" office:value="0.7660630779882">
                <text:p>0.7660630779882</text:p>
              </table:table-cell>
            </table:table-row>
            <table:table-row>
              <table:table-cell office:value-type="float" office:value="2">
                <text:p>2</text:p>
              </table:table-cell>
              <table:table-cell office:value-type="float" office:value="2">
                <text:p>2</text:p>
              </table:table-cell>
              <table:table-cell office:value-type="float" office:value="2.29192462923715">
                <text:p>2.29192462923715</text:p>
              </table:table-cell>
              <table:table-cell office:value-type="float" office:value="2.05901663086273">
                <text:p>2.05901663086273</text:p>
              </table:table-cell>
              <table:table-cell office:value-type="float" office:value="1.84393980945201">
                <text:p>1.84393980945201</text:p>
              </table:table-cell>
              <table:table-cell office:value-type="float" office:value="2.39239473857753">
                <text:p>2.39239473857753</text:p>
              </table:table-cell>
              <table:table-cell office:value-type="float" office:value="2.40896624080844">
                <text:p>2.40896624080844</text:p>
              </table:table-cell>
            </table:table-row>
            <table:table-row>
              <table:table-cell office:value-type="float" office:value="4">
                <text:p>4</text:p>
              </table:table-cell>
              <table:table-cell office:value-type="float" office:value="4">
                <text:p>4</text:p>
              </table:table-cell>
              <table:table-cell office:value-type="float" office:value="3.415471770039">
                <text:p>3.415471770039</text:p>
              </table:table-cell>
              <table:table-cell office:value-type="float" office:value="3.15544721772346">
                <text:p>3.15544721772346</text:p>
              </table:table-cell>
              <table:table-cell office:value-type="float" office:value="3.32426230003697">
                <text:p>3.32426230003697</text:p>
              </table:table-cell>
              <table:table-cell office:value-type="float" office:value="3.24303313695552">
                <text:p>3.24303313695552</text:p>
              </table:table-cell>
              <table:table-cell office:value-type="float" office:value="3.29269255782167">
                <text:p>3.29269255782167</text:p>
              </table:table-cell>
            </table:table-row>
            <table:table-row>
              <table:table-cell office:value-type="float" office:value="8">
                <text:p>8</text:p>
              </table:table-cell>
              <table:table-cell office:value-type="float" office:value="8">
                <text:p>8</text:p>
              </table:table-cell>
              <table:table-cell office:value-type="float" office:value="3.42700520160327">
                <text:p>3.42700520160327</text:p>
              </table:table-cell>
              <table:table-cell office:value-type="float" office:value="5.20106974516917">
                <text:p>5.20106974516917</text:p>
              </table:table-cell>
              <table:table-cell office:value-type="float" office:value="3.60130813539646">
                <text:p>3.60130813539646</text:p>
              </table:table-cell>
              <table:table-cell office:value-type="float" office:value="3.18037287964845">
                <text:p>3.18037287964845</text:p>
              </table:table-cell>
              <table:table-cell office:value-type="float" office:value="3.62176670015403">
                <text:p>3.62176670015403</text:p>
              </table:table-cell>
            </table:table-row>
          </table:table-rows>
        </table:table>
      </chart:chart>
    </office:chart>
  </office:body>
</office:document-content>
</file>

<file path=Object 1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8cm" svg:height="8.999cm" xlink:href="." xlink:type="simple" chart:class="chart:scatter" chart:style-name="ch1">
        <chart:title svg:x="5.649cm" svg:y="0.315cm" chart:style-name="ch2">
          <text:p>Chunk Size SpeedUps</text:p>
        </chart:title>
        <chart:subtitle svg:x="7.338cm" svg:y="1.3cm" chart:style-name="ch3">
          <text:p>rmat15</text:p>
        </chart:subtitle>
        <chart:legend chart:legend-position="end" svg:x="12.185cm" svg:y="3.224cm" style:legend-expansion="high" chart:style-name="ch4"/>
        <chart:plot-area chart:style-name="ch5" chart:data-source-has-labels="both" svg:x="1.313cm" svg:y="2.152cm" svg:width="10.553cm" svg:height="5.704cm">
          <chartooo:coordinate-region svg:x="2.252cm" svg:y="2.348cm" svg:width="9.515cm" svg:height="4.869cm"/>
          <chart:axis chart:dimension="x" chart:name="primary-x" chart:style-name="ch6" chartooo:axis-type="auto">
            <chart:title svg:x="5.562cm" svg:y="8.036cm" chart:style-name="ch7">
              <text:p>Thread Count</text:p>
            </chart:title>
            <chart:categories table:cell-range-address="local-table.$A$2:.$A$5"/>
            <chart:grid chart:style-name="ch8" chart:class="major"/>
          </chart:axis>
          <chart:axis chart:dimension="y" chart:name="primary-y" chart:style-name="ch6">
            <chart:title svg:x="0.451cm" svg:y="5.723cm" chart:style-name="ch9">
              <text:p>SpeedUp</text:p>
            </chart:title>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string">
                <text:p>1</text:p>
              </table:table-cell>
              <table:table-cell office:value-type="float" office:value="1">
                <text:p>1</text:p>
              </table:table-cell>
              <table:table-cell office:value-type="float" office:value="0.329057664052005">
                <text:p>0.329057664052005</text:p>
              </table:table-cell>
              <table:table-cell office:value-type="float" office:value="0.335222619796303">
                <text:p>0.335222619796303</text:p>
              </table:table-cell>
              <table:table-cell office:value-type="float" office:value="0.289399996342654">
                <text:p>0.289399996342654</text:p>
              </table:table-cell>
              <table:table-cell office:value-type="float" office:value="0.318649976767601">
                <text:p>0.318649976767601</text:p>
              </table:table-cell>
              <table:table-cell office:value-type="float" office:value="0.315212558033268">
                <text:p>0.315212558033268</text:p>
              </table:table-cell>
            </table:table-row>
            <table:table-row>
              <table:table-cell office:value-type="string">
                <text:p>2</text:p>
              </table:table-cell>
              <table:table-cell office:value-type="float" office:value="2">
                <text:p>2</text:p>
              </table:table-cell>
              <table:table-cell office:value-type="float" office:value="0.349156297361196">
                <text:p>0.349156297361196</text:p>
              </table:table-cell>
              <table:table-cell office:value-type="float" office:value="0.172532016845939">
                <text:p>0.172532016845939</text:p>
              </table:table-cell>
              <table:table-cell office:value-type="float" office:value="0.249325747559748">
                <text:p>0.249325747559748</text:p>
              </table:table-cell>
              <table:table-cell office:value-type="float" office:value="0.226770653318471">
                <text:p>0.226770653318471</text:p>
              </table:table-cell>
              <table:table-cell office:value-type="float" office:value="0.296682848317142">
                <text:p>0.296682848317142</text:p>
              </table:table-cell>
            </table:table-row>
            <table:table-row>
              <table:table-cell office:value-type="string">
                <text:p>3</text:p>
              </table:table-cell>
              <table:table-cell office:value-type="float" office:value="4">
                <text:p>4</text:p>
              </table:table-cell>
              <table:table-cell office:value-type="float" office:value="0.171386351665019">
                <text:p>0.171386351665019</text:p>
              </table:table-cell>
              <table:table-cell office:value-type="float" office:value="0.27488798419734">
                <text:p>0.27488798419734</text:p>
              </table:table-cell>
              <table:table-cell office:value-type="float" office:value="0.290540826661399">
                <text:p>0.290540826661399</text:p>
              </table:table-cell>
              <table:table-cell office:value-type="float" office:value="0.307298812485401">
                <text:p>0.307298812485401</text:p>
              </table:table-cell>
              <table:table-cell office:value-type="float" office:value="0.266459012873704">
                <text:p>0.266459012873704</text:p>
              </table:table-cell>
            </table:table-row>
            <table:table-row>
              <table:table-cell office:value-type="string">
                <text:p>4</text:p>
              </table:table-cell>
              <table:table-cell office:value-type="float" office:value="8">
                <text:p>8</text:p>
              </table:table-cell>
              <table:table-cell office:value-type="float" office:value="0.201470355856838">
                <text:p>0.201470355856838</text:p>
              </table:table-cell>
              <table:table-cell office:value-type="float" office:value="0.385283901219886">
                <text:p>0.385283901219886</text:p>
              </table:table-cell>
              <table:table-cell office:value-type="float" office:value="0.165228301329466">
                <text:p>0.165228301329466</text:p>
              </table:table-cell>
              <table:table-cell office:value-type="float" office:value="0.178363083294792">
                <text:p>0.178363083294792</text:p>
              </table:table-cell>
              <table:table-cell office:value-type="float" office:value="0.12197697669751">
                <text:p>0.12197697669751</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3.303cm" svg:y="0.315cm" chart:style-name="ch2">
          <text:p>Dynamic Chunk Size SpeedUps - Over Edges</text:p>
        </chart:title>
        <chart:subtitle svg:x="7.197cm" svg:y="1.3cm" chart:style-name="ch3">
          <text:p>roadFLA</text:p>
        </chart:subtitle>
        <chart:legend chart:legend-position="end" svg:x="12.186cm" svg:y="3.224cm" style:legend-expansion="high" chart:style-name="ch4"/>
        <chart:plot-area chart:style-name="ch5" chart:data-source-has-labels="both" svg:x="1.313cm" svg:y="2.152cm" svg:width="10.554cm" svg:height="5.704cm">
          <chartooo:coordinate-region svg:x="1.758cm" svg:y="2.347cm" svg:width="10.01cm" svg:height="4.87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766406618478108">
                <text:p>0.766406618478108</text:p>
              </table:table-cell>
              <table:table-cell office:value-type="float" office:value="0.765821834579431">
                <text:p>0.765821834579431</text:p>
              </table:table-cell>
              <table:table-cell office:value-type="float" office:value="0.754562623755043">
                <text:p>0.754562623755043</text:p>
              </table:table-cell>
              <table:table-cell office:value-type="float" office:value="0.766013306472792">
                <text:p>0.766013306472792</text:p>
              </table:table-cell>
              <table:table-cell office:value-type="float" office:value="0.765669896620713">
                <text:p>0.765669896620713</text:p>
              </table:table-cell>
            </table:table-row>
            <table:table-row>
              <table:table-cell office:value-type="float" office:value="2">
                <text:p>2</text:p>
              </table:table-cell>
              <table:table-cell office:value-type="float" office:value="2">
                <text:p>2</text:p>
              </table:table-cell>
              <table:table-cell office:value-type="float" office:value="2.45597975714818">
                <text:p>2.45597975714818</text:p>
              </table:table-cell>
              <table:table-cell office:value-type="float" office:value="2.34669710206568">
                <text:p>2.34669710206568</text:p>
              </table:table-cell>
              <table:table-cell office:value-type="float" office:value="1.35800867348924">
                <text:p>1.35800867348924</text:p>
              </table:table-cell>
              <table:table-cell office:value-type="float" office:value="1.69003263186078">
                <text:p>1.69003263186078</text:p>
              </table:table-cell>
              <table:table-cell office:value-type="float" office:value="2.11812087969342">
                <text:p>2.11812087969342</text:p>
              </table:table-cell>
            </table:table-row>
            <table:table-row>
              <table:table-cell office:value-type="float" office:value="4">
                <text:p>4</text:p>
              </table:table-cell>
              <table:table-cell office:value-type="float" office:value="4">
                <text:p>4</text:p>
              </table:table-cell>
              <table:table-cell office:value-type="float" office:value="2.91883346129779">
                <text:p>2.91883346129779</text:p>
              </table:table-cell>
              <table:table-cell office:value-type="float" office:value="3.25129460285665">
                <text:p>3.25129460285665</text:p>
              </table:table-cell>
              <table:table-cell office:value-type="float" office:value="3.16724493828035">
                <text:p>3.16724493828035</text:p>
              </table:table-cell>
              <table:table-cell office:value-type="float" office:value="3.3595068617573">
                <text:p>3.3595068617573</text:p>
              </table:table-cell>
              <table:table-cell office:value-type="float" office:value="3.01509374820808">
                <text:p>3.01509374820808</text:p>
              </table:table-cell>
            </table:table-row>
            <table:table-row>
              <table:table-cell office:value-type="float" office:value="8">
                <text:p>8</text:p>
              </table:table-cell>
              <table:table-cell office:value-type="float" office:value="8">
                <text:p>8</text:p>
              </table:table-cell>
              <table:table-cell office:value-type="float" office:value="3.60871668248391">
                <text:p>3.60871668248391</text:p>
              </table:table-cell>
              <table:table-cell office:value-type="float" office:value="3.71510281833106">
                <text:p>3.71510281833106</text:p>
              </table:table-cell>
              <table:table-cell office:value-type="float" office:value="3.05458784229661">
                <text:p>3.05458784229661</text:p>
              </table:table-cell>
              <table:table-cell office:value-type="float" office:value="5.17297302131916">
                <text:p>5.17297302131916</text:p>
              </table:table-cell>
              <table:table-cell office:value-type="float" office:value="4.72566692037332">
                <text:p>4.72566692037332</text:p>
              </table:table-cell>
            </table:table-row>
          </table:table-rows>
        </table:table>
      </chart:chart>
    </office:chart>
  </office:body>
</office:document-content>
</file>

<file path=Object 20/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5.649cm" svg:y="0.315cm" chart:style-name="ch2">
          <text:p>Chunk Size SpeedUps</text:p>
        </chart:title>
        <chart:subtitle svg:x="7.338cm" svg:y="1.3cm" chart:style-name="ch3">
          <text:p>rmat22</text:p>
        </chart:subtitle>
        <chart:legend chart:legend-position="end" svg:x="12.186cm" svg:y="3.224cm" style:legend-expansion="high" chart:style-name="ch4"/>
        <chart:plot-area chart:style-name="ch5" chart:data-source-has-labels="both" svg:x="1.313cm" svg:y="2.152cm" svg:width="10.554cm" svg:height="5.704cm">
          <chartooo:coordinate-region svg:x="2.058cm" svg:y="2.348cm" svg:width="9.71cm" svg:height="4.869cm"/>
          <chart:axis chart:dimension="x" chart:name="primary-x" chart:style-name="ch6" chartooo:axis-type="auto">
            <chart:title svg:x="5.563cm" svg:y="8.036cm" chart:style-name="ch7">
              <text:p>Thread Count</text:p>
            </chart:title>
            <chart:categories table:cell-range-address="local-table.$A$2:.$A$5"/>
            <chart:grid chart:style-name="ch8" chart:class="major"/>
          </chart:axis>
          <chart:axis chart:dimension="y" chart:name="primary-y" chart:style-name="ch6">
            <chart:title svg:x="0.451cm" svg:y="5.723cm" chart:style-name="ch9">
              <text:p>SpeedUp</text:p>
            </chart:title>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string">
                <text:p>1</text:p>
              </table:table-cell>
              <table:table-cell office:value-type="float" office:value="1">
                <text:p>1</text:p>
              </table:table-cell>
              <table:table-cell office:value-type="float" office:value="0.413454048659435">
                <text:p>0.413454048659435</text:p>
              </table:table-cell>
              <table:table-cell office:value-type="float" office:value="0.486624888914803">
                <text:p>0.486624888914803</text:p>
              </table:table-cell>
              <table:table-cell office:value-type="float" office:value="0.532317451396626">
                <text:p>0.532317451396626</text:p>
              </table:table-cell>
              <table:table-cell office:value-type="float" office:value="0.515262388076048">
                <text:p>0.515262388076048</text:p>
              </table:table-cell>
              <table:table-cell office:value-type="float" office:value="0.554818535078776">
                <text:p>0.554818535078776</text:p>
              </table:table-cell>
            </table:table-row>
            <table:table-row>
              <table:table-cell office:value-type="string">
                <text:p>2</text:p>
              </table:table-cell>
              <table:table-cell office:value-type="float" office:value="2">
                <text:p>2</text:p>
              </table:table-cell>
              <table:table-cell office:value-type="float" office:value="0.259528240201084">
                <text:p>0.259528240201084</text:p>
              </table:table-cell>
              <table:table-cell office:value-type="float" office:value="0.366985833995219">
                <text:p>0.366985833995219</text:p>
              </table:table-cell>
              <table:table-cell office:value-type="float" office:value="0.357813968971326">
                <text:p>0.357813968971326</text:p>
              </table:table-cell>
              <table:table-cell office:value-type="float" office:value="0.278905843307703">
                <text:p>0.278905843307703</text:p>
              </table:table-cell>
              <table:table-cell office:value-type="float" office:value="0.331233259112977">
                <text:p>0.331233259112977</text:p>
              </table:table-cell>
            </table:table-row>
            <table:table-row>
              <table:table-cell office:value-type="string">
                <text:p>3</text:p>
              </table:table-cell>
              <table:table-cell office:value-type="float" office:value="4">
                <text:p>4</text:p>
              </table:table-cell>
              <table:table-cell office:value-type="float" office:value="0.316355757347982">
                <text:p>0.316355757347982</text:p>
              </table:table-cell>
              <table:table-cell office:value-type="float" office:value="0.253355445448251">
                <text:p>0.253355445448251</text:p>
              </table:table-cell>
              <table:table-cell office:value-type="float" office:value="0.246551296907774">
                <text:p>0.246551296907774</text:p>
              </table:table-cell>
              <table:table-cell office:value-type="float" office:value="0.235673403704646">
                <text:p>0.235673403704646</text:p>
              </table:table-cell>
              <table:table-cell office:value-type="float" office:value="0.3214067357368">
                <text:p>0.3214067357368</text:p>
              </table:table-cell>
            </table:table-row>
            <table:table-row>
              <table:table-cell office:value-type="string">
                <text:p>4</text:p>
              </table:table-cell>
              <table:table-cell office:value-type="float" office:value="8">
                <text:p>8</text:p>
              </table:table-cell>
              <table:table-cell office:value-type="float" office:value="0.321562000302726">
                <text:p>0.321562000302726</text:p>
              </table:table-cell>
              <table:table-cell office:value-type="float" office:value="0.292600576477381">
                <text:p>0.292600576477381</text:p>
              </table:table-cell>
              <table:table-cell office:value-type="float" office:value="0.288263534286316">
                <text:p>0.288263534286316</text:p>
              </table:table-cell>
              <table:table-cell office:value-type="float" office:value="0.296343268485882">
                <text:p>0.296343268485882</text:p>
              </table:table-cell>
              <table:table-cell office:value-type="float" office:value="0.322098027002568">
                <text:p>0.322098027002568</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8cm" svg:height="8.999cm" xlink:href="." xlink:type="simple" chart:class="chart:line" chart:style-name="ch1">
        <chart:title svg:x="5.023cm" svg:y="0.315cm" chart:style-name="ch2">
          <text:p>Static Chunk Size SpeedUps</text:p>
        </chart:title>
        <chart:subtitle svg:x="7.276cm" svg:y="1.3cm" chart:style-name="ch3">
          <text:p>roadNY</text:p>
        </chart:subtitle>
        <chart:legend chart:legend-position="end" svg:x="12.185cm" svg:y="3.469cm" style:legend-expansion="high" chart:style-name="ch4"/>
        <chart:plot-area chart:style-name="ch5" chart:data-source-has-labels="both" svg:x="1.313cm" svg:y="2.152cm" svg:width="10.553cm" svg:height="5.704cm">
          <chartooo:coordinate-region svg:x="2.058cm" svg:y="2.347cm" svg:width="9.709cm" svg:height="4.87cm"/>
          <chart:axis chart:dimension="x" chart:name="primary-x" chart:style-name="ch6" chartooo:axis-type="auto">
            <chartooo:date-scale/>
            <chart:title svg:x="5.562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0.470092209562384">
                <text:p>0.470092209562384</text:p>
              </table:table-cell>
              <table:table-cell office:value-type="float" office:value="0.472397969505018">
                <text:p>0.472397969505018</text:p>
              </table:table-cell>
              <table:table-cell office:value-type="float" office:value="0.472463399782746">
                <text:p>0.472463399782746</text:p>
              </table:table-cell>
              <table:table-cell office:value-type="float" office:value="0.47198531552735">
                <text:p>0.47198531552735</text:p>
              </table:table-cell>
            </table:table-row>
            <table:table-row>
              <table:table-cell office:value-type="float" office:value="2">
                <text:p>2</text:p>
              </table:table-cell>
              <table:table-cell office:value-type="float" office:value="1.02937242901018">
                <text:p>1.02937242901018</text:p>
              </table:table-cell>
              <table:table-cell office:value-type="float" office:value="1.03543630520445">
                <text:p>1.03543630520445</text:p>
              </table:table-cell>
              <table:table-cell office:value-type="float" office:value="0.59215929296667">
                <text:p>0.59215929296667</text:p>
              </table:table-cell>
              <table:table-cell office:value-type="float" office:value="1.01870839668793">
                <text:p>1.01870839668793</text:p>
              </table:table-cell>
            </table:table-row>
            <table:table-row>
              <table:table-cell office:value-type="float" office:value="4">
                <text:p>4</text:p>
              </table:table-cell>
              <table:table-cell office:value-type="float" office:value="1.31952194793711">
                <text:p>1.31952194793711</text:p>
              </table:table-cell>
              <table:table-cell office:value-type="float" office:value="1.95162387282491">
                <text:p>1.95162387282491</text:p>
              </table:table-cell>
              <table:table-cell office:value-type="float" office:value="2.51323960433757">
                <text:p>2.51323960433757</text:p>
              </table:table-cell>
              <table:table-cell office:value-type="float" office:value="2.80637577895939">
                <text:p>2.80637577895939</text:p>
              </table:table-cell>
            </table:table-row>
            <table:table-row>
              <table:table-cell office:value-type="float" office:value="8">
                <text:p>8</text:p>
              </table:table-cell>
              <table:table-cell office:value-type="float" office:value="3.42451504858785">
                <text:p>3.42451504858785</text:p>
              </table:table-cell>
              <table:table-cell office:value-type="float" office:value="3.16679158179303">
                <text:p>3.16679158179303</text:p>
              </table:table-cell>
              <table:table-cell office:value-type="float" office:value="2.76313220958863">
                <text:p>2.76313220958863</text:p>
              </table:table-cell>
              <table:table-cell office:value-type="float" office:value="3.27383672148836">
                <text:p>3.27383672148836</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line" chart:style-name="ch1">
        <chart:title svg:x="5.023cm" svg:y="0.315cm" chart:style-name="ch2">
          <text:p>Static Chunk Size SpeedUps</text:p>
        </chart:title>
        <chart:subtitle svg:x="7.276cm" svg:y="1.3cm" chart:style-name="ch3">
          <text:p>roadNY</text:p>
        </chart:subtitle>
        <chart:legend chart:legend-position="end" svg:x="12.186cm" svg:y="4.204cm" style:legend-expansion="high" chart:style-name="ch4"/>
        <chart:plot-area chart:style-name="ch5" chart:data-source-has-labels="both" svg:x="1.313cm" svg:y="2.152cm" svg:width="10.554cm" svg:height="5.704cm">
          <chartooo:coordinate-region svg:x="2.146cm" svg:y="2.347cm" svg:width="9.622cm" svg:height="4.87cm"/>
          <chart:axis chart:dimension="x" chart:name="primary-x" chart:style-name="ch6" chartooo:axis-type="auto">
            <chartooo:date-scale/>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B$2:.$B$5" chart:label-cell-address="local-table.$B$1" chart:class="chart:line">
            <chart:data-point chart:repeated="4"/>
          </chart:series>
          <chart:wall chart:style-name="ch11"/>
          <chart:floor chart:style-name="ch12"/>
        </chart:plot-area>
        <table:table table:name="local-table">
          <table:table-header-columns>
            <table:table-column/>
          </table:table-header-columns>
          <table:table-columns>
            <table:table-column/>
          </table:table-columns>
          <table:table-header-rows>
            <table:table-row>
              <table:table-cell>
                <text:p/>
              </table:table-cell>
              <table:table-cell office:value-type="string">
                <text:p>Chunk Size 128</text:p>
              </table:table-cell>
            </table:table-row>
          </table:table-header-rows>
          <table:table-rows>
            <table:table-row>
              <table:table-cell office:value-type="float" office:value="1">
                <text:p>1</text:p>
              </table:table-cell>
              <table:table-cell office:value-type="float" office:value="0.472061701936295">
                <text:p>0.472061701936295</text:p>
              </table:table-cell>
            </table:table-row>
            <table:table-row>
              <table:table-cell office:value-type="float" office:value="2">
                <text:p>2</text:p>
              </table:table-cell>
              <table:table-cell office:value-type="float" office:value="1.01782715952147">
                <text:p>1.01782715952147</text:p>
              </table:table-cell>
            </table:table-row>
            <table:table-row>
              <table:table-cell office:value-type="float" office:value="4">
                <text:p>4</text:p>
              </table:table-cell>
              <table:table-cell office:value-type="float" office:value="2.4186626843703">
                <text:p>2.4186626843703</text:p>
              </table:table-cell>
            </table:table-row>
            <table:table-row>
              <table:table-cell office:value-type="float" office:value="8">
                <text:p>8</text:p>
              </table:table-cell>
              <table:table-cell office:value-type="float" office:value="344.123616337177">
                <text:p>344.12361633717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8.999cm" xlink:href="." xlink:type="simple" chart:class="chart:line" chart:style-name="ch1">
        <chart:title svg:x="5.023cm" svg:y="0.315cm" chart:style-name="ch2">
          <text:p>Static Chunk Size SpeedUps</text:p>
        </chart:title>
        <chart:subtitle svg:x="7.197cm" svg:y="1.3cm" chart:style-name="ch3">
          <text:p>roadFLA</text:p>
        </chart:subtitle>
        <chart:legend chart:legend-position="end" svg:x="12.186cm" svg:y="3.469cm" style:legend-expansion="high" chart:style-name="ch4"/>
        <chart:plot-area chart:style-name="ch5" chart:data-source-has-labels="both" svg:x="1.313cm" svg:y="2.152cm" svg:width="10.554cm" svg:height="5.704cm">
          <chartooo:coordinate-region svg:x="2.058cm" svg:y="2.347cm" svg:width="9.71cm" svg:height="4.87cm"/>
          <chart:axis chart:dimension="x" chart:name="primary-x" chart:style-name="ch6" chartooo:axis-type="auto">
            <chartooo:date-scale/>
            <chart:title svg:x="5.563cm" svg:y="8.036cm" chart:style-name="ch7">
              <text:p>Thread Count</text:p>
            </chart:title>
            <chart:categories table:cell-range-address="local-table.$A$2:.$A$5"/>
            <chart:grid chart:style-name="ch8" chart:class="major"/>
          </chart:axis>
          <chart:axis chart:dimension="y" chart:name="primary-y" chart:style-name="ch6">
            <chart:title svg:x="0.451cm" svg:y="5.723cm" chart:style-name="ch9">
              <text:p>SpeedUp</text:p>
            </chart:title>
          </chart:axis>
          <chart:series chart:style-name="ch10" chart:values-cell-range-address="local-table.$B$2:.$B$5" chart:label-cell-address="local-table.$B$1" chart:class="chart:line">
            <chart:data-point chart:repeated="4"/>
          </chart:series>
          <chart:series chart:style-name="ch11" chart:values-cell-range-address="local-table.$C$2:.$C$5" chart:label-cell-address="local-table.$C$1" chart:class="chart:line">
            <chart:data-point chart:repeated="4"/>
          </chart:series>
          <chart:series chart:style-name="ch12" chart:values-cell-range-address="local-table.$D$2:.$D$5" chart:label-cell-address="local-table.$D$1" chart:class="chart:line">
            <chart:data-point chart:repeated="4"/>
          </chart:series>
          <chart:series chart:style-name="ch13" chart:values-cell-range-address="local-table.$E$2:.$E$5" chart:label-cell-address="local-table.$E$1" chart:class="chart:line">
            <chart:data-point chart:repeated="4"/>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hunk Size 1</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0.479856936112838">
                <text:p>0.479856936112838</text:p>
              </table:table-cell>
              <table:table-cell office:value-type="float" office:value="0.478214412698338">
                <text:p>0.478214412698338</text:p>
              </table:table-cell>
              <table:table-cell office:value-type="float" office:value="0.484199785550436">
                <text:p>0.484199785550436</text:p>
              </table:table-cell>
              <table:table-cell office:value-type="float" office:value="0.484331890770015">
                <text:p>0.484331890770015</text:p>
              </table:table-cell>
            </table:table-row>
            <table:table-row>
              <table:table-cell office:value-type="float" office:value="2">
                <text:p>2</text:p>
              </table:table-cell>
              <table:table-cell office:value-type="float" office:value="0.864770629503207">
                <text:p>0.864770629503207</text:p>
              </table:table-cell>
              <table:table-cell office:value-type="float" office:value="0.86988073142546">
                <text:p>0.86988073142546</text:p>
              </table:table-cell>
              <table:table-cell office:value-type="float" office:value="0.923706884765669">
                <text:p>0.923706884765669</text:p>
              </table:table-cell>
              <table:table-cell office:value-type="float" office:value="1.01523971114815">
                <text:p>1.01523971114815</text:p>
              </table:table-cell>
            </table:table-row>
            <table:table-row>
              <table:table-cell office:value-type="float" office:value="4">
                <text:p>4</text:p>
              </table:table-cell>
              <table:table-cell office:value-type="float" office:value="3.03765675884762">
                <text:p>3.03765675884762</text:p>
              </table:table-cell>
              <table:table-cell office:value-type="float" office:value="2.99699577299102">
                <text:p>2.99699577299102</text:p>
              </table:table-cell>
              <table:table-cell office:value-type="float" office:value="2.99091103425859">
                <text:p>2.99091103425859</text:p>
              </table:table-cell>
              <table:table-cell office:value-type="float" office:value="3.19457499842145">
                <text:p>3.19457499842145</text:p>
              </table:table-cell>
            </table:table-row>
            <table:table-row>
              <table:table-cell office:value-type="float" office:value="8">
                <text:p>8</text:p>
              </table:table-cell>
              <table:table-cell office:value-type="float" office:value="4.12592177067663">
                <text:p>4.12592177067663</text:p>
              </table:table-cell>
              <table:table-cell office:value-type="float" office:value="4.14380876367146">
                <text:p>4.14380876367146</text:p>
              </table:table-cell>
              <table:table-cell office:value-type="float" office:value="4.1404702371987">
                <text:p>4.1404702371987</text:p>
              </table:table-cell>
              <table:table-cell office:value-type="float" office:value="4.15666435232786">
                <text:p>4.15666435232786</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8.999cm" xlink:href="." xlink:type="simple" chart:class="chart:scatter" chart:style-name="ch1">
        <chart:title svg:x="5.023cm" svg:y="0.315cm" chart:style-name="ch2">
          <text:p>Static Chunk Size SpeedUps</text:p>
        </chart:title>
        <chart:subtitle svg:x="7.197cm" svg:y="1.3cm" chart:style-name="ch3">
          <text:p>roadFLA</text:p>
        </chart:subtitle>
        <chart:legend chart:legend-position="end" svg:x="12.574cm" svg:y="4.204cm" style:legend-expansion="high" chart:style-name="ch4"/>
        <chart:plot-area chart:style-name="ch5" chart:data-source-has-labels="both" svg:x="1.313cm" svg:y="2.152cm" svg:width="10.942cm" svg:height="5.704cm">
          <chartooo:coordinate-region svg:x="2.146cm" svg:y="2.348cm" svg:width="10.01cm" svg:height="4.869cm"/>
          <chart:axis chart:dimension="x" chart:name="primary-x" chart:style-name="ch6" chartooo:axis-type="auto">
            <chart:title svg:x="5.757cm" svg:y="8.036cm" chart:style-name="ch7">
              <text:p>Thread Count</text:p>
            </chart:title>
            <chart:categories table:cell-range-address="local-table.$A$2:.$A$5"/>
            <chart:grid chart:style-name="ch8" chart:class="major"/>
          </chart:axis>
          <chart:axis chart:dimension="y" chart:name="primary-y" chart:style-name="ch6">
            <chart:title svg:x="0.451cm" svg:y="5.723cm" chart:style-name="ch9">
              <text:p>SpeedUp</text:p>
            </chart:title>
          </chart:axis>
          <chart:series chart:style-name="ch10" chart:values-cell-range-address="local-table.$C$2:.$C$5" chart:label-cell-address="local-table.$C$1" chart:class="chart:scatter">
            <chart:domain table:cell-range-address="local-table.$B$2:.$B$5"/>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able:table-cell>
              <table:table-cell office:value-type="string">
                <text:p>Chunk Size 8</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480079600795482">
                <text:p>0.480079600795482</text:p>
              </table:table-cell>
            </table:table-row>
            <table:table-row>
              <table:table-cell office:value-type="float" office:value="2">
                <text:p>2</text:p>
              </table:table-cell>
              <table:table-cell office:value-type="float" office:value="2">
                <text:p>2</text:p>
              </table:table-cell>
              <table:table-cell office:value-type="float" office:value="0.627953783749605">
                <text:p>0.627953783749605</text:p>
              </table:table-cell>
            </table:table-row>
            <table:table-row>
              <table:table-cell office:value-type="float" office:value="4">
                <text:p>4</text:p>
              </table:table-cell>
              <table:table-cell office:value-type="float" office:value="4">
                <text:p>4</text:p>
              </table:table-cell>
              <table:table-cell office:value-type="float" office:value="320.566623045825">
                <text:p>320.566623045825</text:p>
              </table:table-cell>
            </table:table-row>
            <table:table-row>
              <table:table-cell office:value-type="float" office:value="8">
                <text:p>8</text:p>
              </table:table-cell>
              <table:table-cell office:value-type="float" office:value="8">
                <text:p>8</text:p>
              </table:table-cell>
              <table:table-cell office:value-type="float" office:value="4.01964010350666">
                <text:p>4.01964010350666</text:p>
              </table:table-cell>
            </table:table-row>
          </table:table-rows>
        </table:table>
      </chart:chart>
    </office:chart>
  </office:body>
</office:document-content>
</file>

<file path=Object 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4.697cm" svg:y="0.315cm" chart:style-name="ch2">
          <text:p>Dynamic Chunk Size SpeedUps</text:p>
        </chart:title>
        <chart:subtitle svg:x="7.338cm" svg:y="1.3cm" chart:style-name="ch3">
          <text:p>rmat15</text:p>
        </chart:subtitle>
        <chart:legend chart:legend-position="end" svg:x="12.186cm" svg:y="3.224cm" style:legend-expansion="high" chart:style-name="ch4"/>
        <chart:plot-area chart:style-name="ch5" chart:data-source-has-labels="both" svg:x="1.313cm" svg:y="2.152cm" svg:width="10.554cm" svg:height="5.704cm">
          <chartooo:coordinate-region svg:x="2.058cm" svg:y="2.348cm" svg:width="9.71cm" svg:height="4.869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287040631836163">
                <text:p>0.287040631836163</text:p>
              </table:table-cell>
              <table:table-cell office:value-type="float" office:value="0.357093993514849">
                <text:p>0.357093993514849</text:p>
              </table:table-cell>
              <table:table-cell office:value-type="float" office:value="0.317272277757283">
                <text:p>0.317272277757283</text:p>
              </table:table-cell>
              <table:table-cell office:value-type="float" office:value="0.317420685034872">
                <text:p>0.317420685034872</text:p>
              </table:table-cell>
              <table:table-cell office:value-type="float" office:value="0.338524936354389">
                <text:p>0.338524936354389</text:p>
              </table:table-cell>
            </table:table-row>
            <table:table-row>
              <table:table-cell office:value-type="float" office:value="2">
                <text:p>2</text:p>
              </table:table-cell>
              <table:table-cell office:value-type="float" office:value="2">
                <text:p>2</text:p>
              </table:table-cell>
              <table:table-cell office:value-type="float" office:value="0.306592582222562">
                <text:p>0.306592582222562</text:p>
              </table:table-cell>
              <table:table-cell office:value-type="float" office:value="0.161643925797266">
                <text:p>0.161643925797266</text:p>
              </table:table-cell>
              <table:table-cell office:value-type="float" office:value="0.262742162049854">
                <text:p>0.262742162049854</text:p>
              </table:table-cell>
              <table:table-cell office:value-type="float" office:value="0.258695521572601">
                <text:p>0.258695521572601</text:p>
              </table:table-cell>
              <table:table-cell office:value-type="float" office:value="0.289936910742625">
                <text:p>0.289936910742625</text:p>
              </table:table-cell>
            </table:table-row>
            <table:table-row>
              <table:table-cell office:value-type="float" office:value="4">
                <text:p>4</text:p>
              </table:table-cell>
              <table:table-cell office:value-type="float" office:value="4">
                <text:p>4</text:p>
              </table:table-cell>
              <table:table-cell office:value-type="float" office:value="0.272521413066964">
                <text:p>0.272521413066964</text:p>
              </table:table-cell>
              <table:table-cell office:value-type="float" office:value="0.263895344923889">
                <text:p>0.263895344923889</text:p>
              </table:table-cell>
              <table:table-cell office:value-type="float" office:value="0.234950167387426">
                <text:p>0.234950167387426</text:p>
              </table:table-cell>
              <table:table-cell office:value-type="float" office:value="0.349717910175477">
                <text:p>0.349717910175477</text:p>
              </table:table-cell>
              <table:table-cell office:value-type="float" office:value="0.15000615766529">
                <text:p>0.15000615766529</text:p>
              </table:table-cell>
            </table:table-row>
            <table:table-row>
              <table:table-cell office:value-type="float" office:value="8">
                <text:p>8</text:p>
              </table:table-cell>
              <table:table-cell office:value-type="float" office:value="8">
                <text:p>8</text:p>
              </table:table-cell>
              <table:table-cell office:value-type="float" office:value="0.289592303570179">
                <text:p>0.289592303570179</text:p>
              </table:table-cell>
              <table:table-cell office:value-type="float" office:value="0.216048496649214">
                <text:p>0.216048496649214</text:p>
              </table:table-cell>
              <table:table-cell office:value-type="float" office:value="0.492477353923879">
                <text:p>0.492477353923879</text:p>
              </table:table-cell>
              <table:table-cell office:value-type="float" office:value="0.25406773253661">
                <text:p>0.25406773253661</text:p>
              </table:table-cell>
              <table:table-cell office:value-type="float" office:value="0.245063353835357">
                <text:p>0.245063353835357</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ignore"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chart-properties chart:auto-position="true" style:rotation-angle="90"/>
      <style:text-properties fo:font-size="9pt" style:font-size-asian="9pt" style:font-size-complex="9pt"/>
    </style:style>
    <style:style style:name="ch9" style:family="chart">
      <style:graphic-properties svg:stroke-color="#b3b3b3"/>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dr3d:edge-rounding="5%"/>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dr3d:edge-rounding="5%"/>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data-style-name="N0">
      <style:chart-properties chart:symbol-type="named-symbol" chart:symbol-name="arrow-right" chart:symbol-width="0.25cm" chart:symbol-height="0.25cm" chart:link-data-style-to-source="true"/>
      <style:graphic-properties svg:stroke-width="0.08cm" svg:stroke-color="#7e0021" draw:fill-color="#7e0021"/>
      <style:text-properties fo:font-size="10pt" style:font-size-asian="10pt" style:font-size-complex="10pt"/>
    </style:style>
    <style:style style:name="ch15" style:family="chart">
      <style:graphic-properties draw:stroke="solid" svg:stroke-color="#b3b3b3" draw:fill="none" draw:fill-color="#e6e6e6"/>
    </style:style>
    <style:style style:name="ch16" style:family="chart">
      <style:graphic-properties svg:stroke-color="#b3b3b3" draw:fill-color="#cccccc"/>
    </style:style>
  </office:automatic-styles>
  <office:body>
    <office:chart>
      <chart:chart svg:width="15.999cm" svg:height="8.999cm" xlink:href="." xlink:type="simple" chart:class="chart:scatter" chart:style-name="ch1">
        <chart:title svg:x="4.697cm" svg:y="0.315cm" chart:style-name="ch2">
          <text:p>Dynamic Chunk Size SpeedUps</text:p>
        </chart:title>
        <chart:subtitle svg:x="7.338cm" svg:y="1.3cm" chart:style-name="ch3">
          <text:p>rmat22</text:p>
        </chart:subtitle>
        <chart:legend chart:legend-position="end" svg:x="12.186cm" svg:y="3.224cm" style:legend-expansion="high" chart:style-name="ch4"/>
        <chart:plot-area chart:style-name="ch5" chart:data-source-has-labels="both" svg:x="1.313cm" svg:y="2.152cm" svg:width="10.554cm" svg:height="5.704cm">
          <chartooo:coordinate-region svg:x="2.058cm" svg:y="2.348cm" svg:width="9.71cm" svg:height="4.869cm"/>
          <chart:axis chart:dimension="x" chart:name="primary-x" chart:style-name="ch6" chartooo:axis-type="auto">
            <chart:title svg:x="5.563cm" svg:y="8.036cm" chart:style-name="ch7">
              <text:p>Thread Count</text:p>
            </chart:title>
            <chart:categories table:cell-range-address="local-table.$A$2:.$A$5"/>
          </chart:axis>
          <chart:axis chart:dimension="y" chart:name="primary-y" chart:style-name="ch6">
            <chart:title svg:x="0.451cm" svg:y="5.723cm" chart:style-name="ch8">
              <text:p>SpeedUp</text:p>
            </chart:title>
            <chart:grid chart:style-name="ch9" chart:class="major"/>
          </chart:axis>
          <chart:series chart:style-name="ch10" chart:values-cell-range-address="local-table.$C$2:.$C$5" chart:label-cell-address="local-table.$C$1" chart:class="chart:scatter">
            <chart:domain table:cell-range-address="local-table.$B$2:.$B$5"/>
            <chart:data-point chart:repeated="4"/>
          </chart:series>
          <chart:series chart:style-name="ch11" chart:values-cell-range-address="local-table.$D$2:.$D$5" chart:label-cell-address="local-table.$D$1" chart:class="chart:scatter">
            <chart:data-point chart:repeated="4"/>
          </chart:series>
          <chart:series chart:style-name="ch12" chart:values-cell-range-address="local-table.$E$2:.$E$5" chart:label-cell-address="local-table.$E$1" chart:class="chart:scatter">
            <chart:data-point chart:repeated="4"/>
          </chart:series>
          <chart:series chart:style-name="ch13" chart:values-cell-range-address="local-table.$F$2:.$F$5" chart:label-cell-address="local-table.$F$1" chart:class="chart:scatter">
            <chart:data-point chart:repeated="4"/>
          </chart:series>
          <chart:series chart:style-name="ch14" chart:values-cell-range-address="local-table.$G$2:.$G$5" chart:label-cell-address="local-table.$G$1" chart:class="chart:scatter">
            <chart:data-point chart:repeated="4"/>
          </chart:series>
          <chart:wall chart:style-name="ch15"/>
          <chart:floor chart:style-name="ch16"/>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Chunk Size 1</text:p>
              </table:table-cell>
              <table:table-cell office:value-type="string">
                <text:p>Chunk Size 8</text:p>
              </table:table-cell>
              <table:table-cell office:value-type="string">
                <text:p>Chunk Size 32</text:p>
              </table:table-cell>
              <table:table-cell office:value-type="string">
                <text:p>Chunk Size 128</text:p>
              </table:table-cell>
              <table:table-cell office:value-type="string">
                <text:p>Chunk Size 512</text:p>
              </table:table-cell>
            </table:table-row>
          </table:table-header-rows>
          <table:table-rows>
            <table:table-row>
              <table:table-cell office:value-type="float" office:value="1">
                <text:p>1</text:p>
              </table:table-cell>
              <table:table-cell office:value-type="float" office:value="1">
                <text:p>1</text:p>
              </table:table-cell>
              <table:table-cell office:value-type="float" office:value="0.553577391325987">
                <text:p>0.553577391325987</text:p>
              </table:table-cell>
              <table:table-cell office:value-type="float" office:value="0.553282540710079">
                <text:p>0.553282540710079</text:p>
              </table:table-cell>
              <table:table-cell office:value-type="float" office:value="0.553819103013761">
                <text:p>0.553819103013761</text:p>
              </table:table-cell>
              <table:table-cell office:value-type="float" office:value="0.453218133167263">
                <text:p>0.453218133167263</text:p>
              </table:table-cell>
              <table:table-cell office:value-type="float" office:value="0.429205368543165">
                <text:p>0.429205368543165</text:p>
              </table:table-cell>
            </table:table-row>
            <table:table-row>
              <table:table-cell office:value-type="float" office:value="2">
                <text:p>2</text:p>
              </table:table-cell>
              <table:table-cell office:value-type="float" office:value="2">
                <text:p>2</text:p>
              </table:table-cell>
              <table:table-cell office:value-type="float" office:value="0.353531026413252">
                <text:p>0.353531026413252</text:p>
              </table:table-cell>
              <table:table-cell office:value-type="float" office:value="0.355685242915457">
                <text:p>0.355685242915457</text:p>
              </table:table-cell>
              <table:table-cell office:value-type="float" office:value="0.355988625820458">
                <text:p>0.355988625820458</text:p>
              </table:table-cell>
              <table:table-cell office:value-type="float" office:value="0.455796904146864">
                <text:p>0.455796904146864</text:p>
              </table:table-cell>
              <table:table-cell office:value-type="float" office:value="0.444554338975815">
                <text:p>0.444554338975815</text:p>
              </table:table-cell>
            </table:table-row>
            <table:table-row>
              <table:table-cell office:value-type="float" office:value="4">
                <text:p>4</text:p>
              </table:table-cell>
              <table:table-cell office:value-type="float" office:value="4">
                <text:p>4</text:p>
              </table:table-cell>
              <table:table-cell office:value-type="float" office:value="0.403061518752102">
                <text:p>0.403061518752102</text:p>
              </table:table-cell>
              <table:table-cell office:value-type="float" office:value="0.424007676850811">
                <text:p>0.424007676850811</text:p>
              </table:table-cell>
              <table:table-cell office:value-type="float" office:value="0.323781808141911">
                <text:p>0.323781808141911</text:p>
              </table:table-cell>
              <table:table-cell office:value-type="float" office:value="0.274366179484889">
                <text:p>0.274366179484889</text:p>
              </table:table-cell>
              <table:table-cell office:value-type="float" office:value="0.454626132313472">
                <text:p>0.454626132313472</text:p>
              </table:table-cell>
            </table:table-row>
            <table:table-row>
              <table:table-cell office:value-type="float" office:value="8">
                <text:p>8</text:p>
              </table:table-cell>
              <table:table-cell office:value-type="float" office:value="8">
                <text:p>8</text:p>
              </table:table-cell>
              <table:table-cell office:value-type="float" office:value="0.341729959729591">
                <text:p>0.341729959729591</text:p>
              </table:table-cell>
              <table:table-cell office:value-type="float" office:value="0.261126891577048">
                <text:p>0.261126891577048</text:p>
              </table:table-cell>
              <table:table-cell office:value-type="float" office:value="0.289157079853695">
                <text:p>0.289157079853695</text:p>
              </table:table-cell>
              <table:table-cell office:value-type="float" office:value="0.263127803028654">
                <text:p>0.263127803028654</text:p>
              </table:table-cell>
              <table:table-cell office:value-type="float" office:value="0.307618327943739">
                <text:p>0.307618327943739</text:p>
              </table:table-cell>
            </table:table-row>
          </table:table-rows>
        </table:table>
      </chart:chart>
    </office:chart>
  </office:body>
</office:document-content>
</file>

<file path=Object 9/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1.1$Windows_X86_64 LibreOffice_project/60bfb1526849283ce2491346ed2aa51c465abfe6</meta:generator>
  </office:meta>
</office:document-meta>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